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0.905cm"/>
    </style:style>
    <style:style style:name="co3" style:family="table-column">
      <style:table-column-properties fo:break-before="auto" style:column-width="1.409cm"/>
    </style:style>
    <style:style style:name="co4" style:family="table-column">
      <style:table-column-properties fo:break-before="auto" style:column-width="2.612cm"/>
    </style:style>
    <style:style style:name="co5" style:family="table-column">
      <style:table-column-properties fo:break-before="auto" style:column-width="0.388cm"/>
    </style:style>
    <style:style style:name="co6" style:family="table-column">
      <style:table-column-properties fo:break-before="auto" style:column-width="0.642cm"/>
    </style:style>
    <style:style style:name="co7" style:family="table-column">
      <style:table-column-properties fo:break-before="auto" style:column-width="0.975cm"/>
    </style:style>
    <style:style style:name="co8" style:family="table-column">
      <style:table-column-properties fo:break-before="auto" style:column-width="0.704cm"/>
    </style:style>
    <style:style style:name="co19" style:family="table-column">
      <style:table-column-properties fo:break-before="auto" style:column-width="1.258cm"/>
    </style:style>
    <style:style style:name="co20" style:family="table-column">
      <style:table-column-properties fo:break-before="auto" style:column-width="0.728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0.699cm"/>
    </style:style>
    <style:style style:name="co11" style:family="table-column">
      <style:table-column-properties fo:break-before="auto" style:column-width="0.67cm"/>
    </style:style>
    <style:style style:name="co12" style:family="table-column">
      <style:table-column-properties fo:break-before="auto" style:column-width="0.684cm"/>
    </style:style>
    <style:style style:name="co13" style:family="table-column">
      <style:table-column-properties fo:break-before="auto" style:column-width="1.03cm"/>
    </style:style>
    <style:style style:name="co14" style:family="table-column">
      <style:table-column-properties fo:break-before="auto" style:column-width="0.594cm"/>
    </style:style>
    <style:style style:name="co15" style:family="table-column">
      <style:table-column-properties fo:break-before="auto" style:column-width="0.912cm"/>
    </style:style>
    <style:style style:name="co16" style:family="table-column">
      <style:table-column-properties fo:break-before="auto" style:column-width="0.635cm"/>
    </style:style>
    <style:style style:name="co21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1.914cm"/>
    </style:style>
    <style:style style:name="co23" style:family="table-column">
      <style:table-column-properties fo:break-before="auto" style:column-width="0.907cm"/>
    </style:style>
    <style:style style:name="co24" style:family="table-column">
      <style:table-column-properties fo:break-before="auto" style:column-width="1.106cm"/>
    </style:style>
    <style:style style:name="co2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1" fo:language="fr" fo:country="FR" style:font-name-asian="Microsoft YaHei" style:language-asian="zh" style:country-asian="CN" style:font-name-complex="Arial1" style:language-complex="hi" style:country-complex="IN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0.141cm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="0.141cm solid #000000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rogram_00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7" table:default-cell-style-name="Default"/>
        <table:table-row table:style-name="ro1">
          <table:table-cell office:value-type="string">
            <text:p>sortie</text:p>
          </table:table-cell>
          <table:table-cell office:value-type="string">
            <text:p>min</text:p>
          </table:table-cell>
          <table:table-cell office:value-type="string">
            <text:p>sec</text:p>
          </table:table-cell>
          <table:table-cell office:value-type="string">
            <text:p>sec/20</text:p>
          </table:table-cell>
          <table:table-cell office:value-type="string">
            <text:p>T en 1/20 de s</text:p>
          </table:table-cell>
          <table:table-cell table:number-columns-repeated="7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1" table:formula="of:=[.B2]*60*20+[.C2]*20+[.D2]" office:value-type="float" office:value="200">
            <text:p>200</text:p>
          </table:table-cell>
          <table:table-cell/>
          <table:table-cell office:value-type="string" table:number-columns-spanned="3" table:number-rows-spanned="1">
            <text:p>sequence</text:p>
          </table:table-cell>
          <table:covered-table-cell table:number-columns-repeated="2"/>
          <table:table-cell table:number-columns-repeated="73"/>
        </table:table-row>
        <table:table-row table:style-name="ro1">
          <table:table-cell office:value-type="float" office:value="99">
            <text:p>99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3]*60*20+[.C3]*20+[.D3]" office:value-type="float" office:value="0">
            <text:p>0</text:p>
          </table:table-cell>
          <table:table-cell/>
          <table:table-cell table:style-name="ce3" table:formula="of:=DEC2HEX([.A2];2)" office:value-type="string" office:string-value="15">
            <text:p>15</text:p>
          </table:table-cell>
          <table:table-cell table:style-name="ce3" table:formula="of:=DEC2HEX([.E2];4)" office:value-type="string" office:string-value="00C8">
            <text:p>00C8</text:p>
          </table:table-cell>
          <table:table-cell table:style-name="ce3" table:formula="of:=DEC2HEX([.A3];2)" office:value-type="string" office:string-value="63">
            <text:p>63</text:p>
          </table:table-cell>
          <table:table-cell table:style-name="ce3" table:formula="of:=DEC2HEX([.E3];4)" office:value-type="string" office:string-value="0000">
            <text:p>0000</text:p>
          </table:table-cell>
          <table:table-cell table:style-name="ce3" table:formula="of:=DEC2HEX([.A4];2)" office:value-type="string" office:string-value="03">
            <text:p>03</text:p>
          </table:table-cell>
          <table:table-cell table:style-name="ce3" table:formula="of:=DEC2HEX([.E4];4)" office:value-type="string" office:string-value="0000">
            <text:p>0000</text:p>
          </table:table-cell>
          <table:table-cell table:style-name="ce3" table:formula="of:=DEC2HEX([.A5];2)" office:value-type="string" office:string-value="04">
            <text:p>04</text:p>
          </table:table-cell>
          <table:table-cell table:style-name="ce3" table:formula="of:=DEC2HEX([.E5];4)" office:value-type="string" office:string-value="0000">
            <text:p>0000</text:p>
          </table:table-cell>
          <table:table-cell table:style-name="ce3" table:formula="of:=DEC2HEX([.A6];2)" office:value-type="string" office:string-value="05">
            <text:p>05</text:p>
          </table:table-cell>
          <table:table-cell table:style-name="ce3" table:formula="of:=DEC2HEX([.E6];4)" office:value-type="string" office:string-value="0000">
            <text:p>0000</text:p>
          </table:table-cell>
          <table:table-cell table:style-name="ce3" table:formula="of:=DEC2HEX([.A7];2)" office:value-type="string" office:string-value="06">
            <text:p>06</text:p>
          </table:table-cell>
          <table:table-cell table:style-name="ce3" table:formula="of:=DEC2HEX([.E7];4)" office:value-type="string" office:string-value="0000">
            <text:p>0000</text:p>
          </table:table-cell>
          <table:table-cell table:style-name="ce3" table:formula="of:=DEC2HEX([.A8];2)" office:value-type="string" office:string-value="07">
            <text:p>07</text:p>
          </table:table-cell>
          <table:table-cell table:style-name="ce3" table:formula="of:=DEC2HEX([.E8];4)" office:value-type="string" office:string-value="0000">
            <text:p>0000</text:p>
          </table:table-cell>
          <table:table-cell table:style-name="ce3" table:formula="of:=DEC2HEX([.A9];2)" office:value-type="string" office:string-value="08">
            <text:p>08</text:p>
          </table:table-cell>
          <table:table-cell table:style-name="ce3" table:formula="of:=DEC2HEX([.E9];4)" office:value-type="string" office:string-value="0000">
            <text:p>0000</text:p>
          </table:table-cell>
          <table:table-cell table:style-name="ce3" table:formula="of:=DEC2HEX([.A10];2)" office:value-type="string" office:string-value="09">
            <text:p>09</text:p>
          </table:table-cell>
          <table:table-cell table:style-name="ce3" table:formula="of:=DEC2HEX([.E10];4)" office:value-type="string" office:string-value="0000">
            <text:p>0000</text:p>
          </table:table-cell>
          <table:table-cell table:style-name="ce3" table:formula="of:=DEC2HEX([.A11];2)" office:value-type="string" office:string-value="0A">
            <text:p>0A</text:p>
          </table:table-cell>
          <table:table-cell table:style-name="ce3" table:formula="of:=DEC2HEX([.E11];4)" office:value-type="string" office:string-value="0000">
            <text:p>0000</text:p>
          </table:table-cell>
          <table:table-cell table:style-name="ce3" table:formula="of:=DEC2HEX([.A12];2)" office:value-type="string" office:string-value="0B">
            <text:p>0B</text:p>
          </table:table-cell>
          <table:table-cell table:style-name="ce3" table:formula="of:=DEC2HEX([.E12];4)" office:value-type="string" office:string-value="0000">
            <text:p>0000</text:p>
          </table:table-cell>
          <table:table-cell table:style-name="ce3" table:formula="of:=DEC2HEX([.A13];2)" office:value-type="string" office:string-value="0C">
            <text:p>0C</text:p>
          </table:table-cell>
          <table:table-cell table:style-name="ce3" table:formula="of:=DEC2HEX([.E13];4)" office:value-type="string" office:string-value="0000">
            <text:p>0000</text:p>
          </table:table-cell>
          <table:table-cell table:style-name="ce3" table:formula="of:=DEC2HEX([.A14];2)" office:value-type="string" office:string-value="63">
            <text:p>63</text:p>
          </table:table-cell>
          <table:table-cell table:style-name="ce3" table:formula="of:=DEC2HEX([.E14];4)" office:value-type="string" office:string-value="0000">
            <text:p>0000</text:p>
          </table:table-cell>
          <table:table-cell table:style-name="ce3" table:formula="of:=DEC2HEX([.A15];2)" office:value-type="string" office:string-value="0D">
            <text:p>0D</text:p>
          </table:table-cell>
          <table:table-cell table:style-name="ce3" table:formula="of:=DEC2HEX([.E15];4)" office:value-type="string" office:string-value="0000">
            <text:p>0000</text:p>
          </table:table-cell>
          <table:table-cell table:style-name="ce3" table:formula="of:=DEC2HEX([.A16];2)" office:value-type="string" office:string-value="0F">
            <text:p>0F</text:p>
          </table:table-cell>
          <table:table-cell table:style-name="ce3" table:formula="of:=DEC2HEX([.E16];4)" office:value-type="string" office:string-value="0000">
            <text:p>0000</text:p>
          </table:table-cell>
          <table:table-cell table:style-name="ce3" table:formula="of:=DEC2HEX([.A17];2)" office:value-type="string" office:string-value="10">
            <text:p>10</text:p>
          </table:table-cell>
          <table:table-cell table:style-name="ce3" table:formula="of:=DEC2HEX([.E17];4)" office:value-type="string" office:string-value="0000">
            <text:p>0000</text:p>
          </table:table-cell>
          <table:table-cell table:style-name="ce3" table:formula="of:=DEC2HEX([.A18];2)" office:value-type="string" office:string-value="11">
            <text:p>11</text:p>
          </table:table-cell>
          <table:table-cell table:style-name="ce3" table:formula="of:=DEC2HEX([.E18];4)" office:value-type="string" office:string-value="0000">
            <text:p>0000</text:p>
          </table:table-cell>
          <table:table-cell table:style-name="ce3" table:formula="of:=DEC2HEX([.A19];2)" office:value-type="string" office:string-value="12">
            <text:p>12</text:p>
          </table:table-cell>
          <table:table-cell table:style-name="ce3" table:formula="of:=DEC2HEX([.E19];4)" office:value-type="string" office:string-value="0000">
            <text:p>0000</text:p>
          </table:table-cell>
          <table:table-cell table:style-name="ce3" table:formula="of:=DEC2HEX([.A20];2)" office:value-type="string" office:string-value="13">
            <text:p>13</text:p>
          </table:table-cell>
          <table:table-cell table:style-name="ce3" table:formula="of:=DEC2HEX([.E20];4)" office:value-type="string" office:string-value="0000">
            <text:p>0000</text:p>
          </table:table-cell>
          <table:table-cell table:style-name="ce3" table:formula="of:=DEC2HEX([.A21];2)" office:value-type="string" office:string-value="14">
            <text:p>14</text:p>
          </table:table-cell>
          <table:table-cell table:style-name="ce3" table:formula="of:=DEC2HEX([.E21];4)" office:value-type="string" office:string-value="0000">
            <text:p>0000</text:p>
          </table:table-cell>
          <table:table-cell table:style-name="ce3" table:formula="of:=DEC2HEX([.A22];2)" office:value-type="string" office:string-value="20">
            <text:p>20</text:p>
          </table:table-cell>
          <table:table-cell table:style-name="ce3" table:formula="of:=DEC2HEX([.E22];4)" office:value-type="string" office:string-value="0000">
            <text:p>0000</text:p>
          </table:table-cell>
          <table:table-cell table:style-name="ce3" table:formula="of:=DEC2HEX([.A23];2)" office:value-type="string" office:string-value="1F">
            <text:p>1F</text:p>
          </table:table-cell>
          <table:table-cell table:style-name="ce3" table:formula="of:=DEC2HEX([.E23];4)" office:value-type="string" office:string-value="0000">
            <text:p>0000</text:p>
          </table:table-cell>
          <table:table-cell table:style-name="ce3" table:formula="of:=DEC2HEX([.A24];2)" office:value-type="string" office:string-value="1E">
            <text:p>1E</text:p>
          </table:table-cell>
          <table:table-cell table:style-name="ce3" table:formula="of:=DEC2HEX([.E24];4)" office:value-type="string" office:string-value="0000">
            <text:p>0000</text:p>
          </table:table-cell>
          <table:table-cell table:style-name="ce3" table:formula="of:=DEC2HEX([.A25];2)" office:value-type="string" office:string-value="1D">
            <text:p>1D</text:p>
          </table:table-cell>
          <table:table-cell table:style-name="ce3" table:formula="of:=DEC2HEX([.E25];4)" office:value-type="string" office:string-value="0000">
            <text:p>0000</text:p>
          </table:table-cell>
          <table:table-cell table:style-name="ce3" table:formula="of:=DEC2HEX([.A26];2)" office:value-type="string" office:string-value="1C">
            <text:p>1C</text:p>
          </table:table-cell>
          <table:table-cell table:style-name="ce3" table:formula="of:=DEC2HEX([.E26];4)" office:value-type="string" office:string-value="0000">
            <text:p>0000</text:p>
          </table:table-cell>
          <table:table-cell table:style-name="ce3" table:formula="of:=DEC2HEX([.A27];2)" office:value-type="string" office:string-value="63">
            <text:p>63</text:p>
          </table:table-cell>
          <table:table-cell table:style-name="ce3" table:formula="of:=DEC2HEX([.E27];4)" office:value-type="string" office:string-value="0000">
            <text:p>0000</text:p>
          </table:table-cell>
          <table:table-cell table:style-name="ce3" table:formula="of:=DEC2HEX([.A28];2)" office:value-type="string" office:string-value="1B">
            <text:p>1B</text:p>
          </table:table-cell>
          <table:table-cell table:style-name="ce3" table:formula="of:=DEC2HEX([.E28];4)" office:value-type="string" office:string-value="0000">
            <text:p>0000</text:p>
          </table:table-cell>
          <table:table-cell table:style-name="ce3" table:formula="of:=DEC2HEX([.A29];2)" office:value-type="string" office:string-value="1A">
            <text:p>1A</text:p>
          </table:table-cell>
          <table:table-cell table:style-name="ce3" table:formula="of:=DEC2HEX([.E29];4)" office:value-type="string" office:string-value="0000">
            <text:p>0000</text:p>
          </table:table-cell>
          <table:table-cell table:style-name="ce3" table:formula="of:=DEC2HEX([.A30];2)" office:value-type="string" office:string-value="19">
            <text:p>19</text:p>
          </table:table-cell>
          <table:table-cell table:style-name="ce3" table:formula="of:=DEC2HEX([.E30];4)" office:value-type="string" office:string-value="0000">
            <text:p>0000</text:p>
          </table:table-cell>
          <table:table-cell table:style-name="ce3" table:formula="of:=DEC2HEX([.A31];2)" office:value-type="string" office:string-value="18">
            <text:p>18</text:p>
          </table:table-cell>
          <table:table-cell table:style-name="ce3" table:formula="of:=DEC2HEX([.E31];4)" office:value-type="string" office:string-value="0000">
            <text:p>0000</text:p>
          </table:table-cell>
          <table:table-cell table:style-name="ce3" table:formula="of:=DEC2HEX([.A32];2)" office:value-type="string" office:string-value="63">
            <text:p>63</text:p>
          </table:table-cell>
          <table:table-cell table:style-name="ce3" table:formula="of:=DEC2HEX([.E32];4)" office:value-type="string" office:string-value="0000">
            <text:p>0000</text:p>
          </table:table-cell>
          <table:table-cell table:style-name="ce3" table:formula="of:=DEC2HEX([.A33];2)" office:value-type="string" office:string-value="17">
            <text:p>17</text:p>
          </table:table-cell>
          <table:table-cell table:style-name="ce3" table:formula="of:=DEC2HEX([.E33];4)" office:value-type="string" office:string-value="0000">
            <text:p>0000</text:p>
          </table:table-cell>
          <table:table-cell table:style-name="ce3" table:formula="of:=DEC2HEX([.A34];2)" office:value-type="string" office:string-value="63">
            <text:p>63</text:p>
          </table:table-cell>
          <table:table-cell table:style-name="ce3" table:formula="of:=DEC2HEX([.E34];4)" office:value-type="string" office:string-value="0000">
            <text:p>0000</text:p>
          </table:table-cell>
          <table:table-cell table:style-name="ce3" table:formula="of:=DEC2HEX([.A35];2)" office:value-type="string" office:string-value="16">
            <text:p>16</text:p>
          </table:table-cell>
          <table:table-cell table:style-name="ce3" table:formula="of:=DEC2HEX([.E35];4)" office:value-type="string" office:string-value="0000">
            <text:p>0000</text:p>
          </table:table-cell>
          <table:table-cell table:style-name="ce3" table:formula="of:=DEC2HEX([.A36];2)" office:value-type="string" office:string-value="0E">
            <text:p>0E</text:p>
          </table:table-cell>
          <table:table-cell table:style-name="ce3" table:formula="of:=DEC2HEX([.E36];4)" office:value-type="string" office:string-value="0000">
            <text:p>0000</text:p>
          </table:table-cell>
          <table:table-cell table:style-name="ce3" table:formula="of:=DEC2HEX([.A37];2)" office:value-type="string" office:string-value="01">
            <text:p>01</text:p>
          </table:table-cell>
          <table:table-cell table:style-name="ce3" table:formula="of:=DEC2HEX([.E37];4)" office:value-type="string" office:string-value="04B0">
            <text:p>04B0</text:p>
          </table:table-cell>
          <table:table-cell table:style-name="ce3" table:formula="of:=DEC2HEX([.A38];2)" office:value-type="string" office:string-value="02">
            <text:p>02</text:p>
          </table:table-cell>
          <table:table-cell table:style-name="ce3" table:formula="of:=DEC2HEX([.E38];4)" office:value-type="string" office:string-value="0000">
            <text:p>0000</text:p>
          </table:table-cell>
          <table:table-cell table:style-name="ce7" table:formula="of:=DEC2HEX([.J25];2)" office:value-type="string" office:string-value="02">
            <text:p>02</text:p>
          </table:table-cell>
          <table:table-cell table:formula="of:=DEC2HEX(HEX2DEC([.H3])+HEX2DEC([.J3])+HEX2DEC([.L3])+HEX2DEC([.N3])+HEX2DEC([.P3])+HEX2DEC([.R3])+HEX2DEC([.T3])+HEX2DEC([.V3])+HEX2DEC([.X3])+HEX2DEC([.Z3])+HEX2DEC([.AB3])+HEX2DEC([.AD3])+HEX2DEC([.AF3])+HEX2DEC([.AH3])+HEX2DEC([.AJ3])+HEX2DEC([.AL3])+HEX2DEC([.AN3])+HEX2DEC([.AP3])+HEX2DEC([.AR3])+HEX2DEC([.AT3])+HEX2DEC([.AV3])+HEX2DEC([.AX3])+HEX2DEC([.AZ3])+HEX2DEC([.BB3])+HEX2DEC([.BD3])+HEX2DEC([.BF3])+HEX2DEC([.BH3])+HEX2DEC([.BJ3])+HEX2DEC([.BL3])+HEX2DEC([.BN3])+HEX2DEC([.BP3])+HEX2DEC([.BR3])+HEX2DEC([.BT3])+HEX2DEC([.BV3])+HEX2DEC([.BX3])+HEX2DEC([.BZ3])+HEX2DEC([.CB3]);8)" office:value-type="string" office:string-value="00000578">
            <office:annotation draw:style-name="gr1" draw:text-style-name="P1" svg:width="2.899cm" svg:height="1.781cm" svg:x="71.366cm" svg:y="0cm" draw:caption-point-x="-0.61cm" draw:caption-point-y="0.913cm">
              <dc:date>2014-04-09T00:00:00</dc:date>
              <text:p text:style-name="P1"><text:span text:style-name="T1">Checksum</text:span></text:p>
              <text:p text:style-name="P1"><text:span text:style-name="T1">Somme de tous</text:span></text:p>
              <text:p text:style-name="P1"><text:span text:style-name="T1"><text:s/></text:span><text:span text:style-name="T1">les intervalles de temps</text:span></text:p>
            </office:annotation>
            <text:p>00000578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4]*60*20+[.C4]*20+[.D4]" office:value-type="float" office:value="0">
            <text:p>0</text:p>
          </table:table-cell>
          <table:table-cell table:number-columns-repeated="77"/>
        </table:table-row>
        <table:table-row table:style-name="ro1"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5]*60*20+[.C5]*20+[.D5]" office:value-type="float" office:value="0">
            <text:p>0</text:p>
          </table:table-cell>
          <table:table-cell/>
          <table:table-cell office:value-type="string">
            <text:p>Docklight</text:p>
          </table:table-cell>
          <table:table-cell table:number-columns-repeated="75"/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6]*60*20+[.C6]*20+[.D6]" office:value-type="float" office:value="0">
            <text:p>0</text:p>
          </table:table-cell>
          <table:table-cell/>
          <table:table-cell table:formula="of:=CONCATENATE([.G3];[.H3];[.I3];[.J3];[.K3];[.L3];[.M3];[.N3];[.O3];[.P3];[.Q3];[.R3];[.S3];[.T3];[.U3];[.V3];[.W3];[.X3];[.Y3];[.Z3];[.AA3];[.AB3];[.AC3];[.AD3];[.AE3];[.AF3];[.AG3];[.AH3];[.AI3];[.AJ3];[.AK3];[.AL3];[.AM3];[.AN3];[.AO3];[.AP3];[.AQ3];[.AR3];[.AS3];[.AT3];[.AU3];[.AV3];[.AW3];[.AX3];[.AY3];[.AZ3];[.BA3];[.BB3];[.BC3];[.BD3];[.BE3];[.BF3];[.BG3];[.BH3];[.BI3];[.BJ3];[.BK3];[.BL3];[.BM3];[.BN3];[.BO3];[.BP3];[.BQ3];[.BR3];[.BS3];[.BT3];[.BU3];[.BV3];[.BW3];[.BX3];[.BY3];[.BZ3];[.CA3];[.CB3];[.CC3];[.CD3])" office:value-type="string" office:string-value="1500C86300000300000400000500000600000700000800000900000A00000B00000C00006300000D00000F00001000001100001200001300001400002000001F00001E00001D00001C00006300001B00001A00001900001800006300001700006300001600000E00000104B00200000200000578" table:number-columns-spanned="66" table:number-rows-spanned="1">
            <text:p>1500C86300000300000400000500000600000700000800000900000A00000B00000C00006300000D00000F00001000001100001200001300001400002000001F00001E00001D00001C00006300001B00001A00001900001800006300001700006300001600000E00000104B00200000200000578</text:p>
          </table:table-cell>
          <table:covered-table-cell table:number-columns-repeated="65"/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7]*60*20+[.C7]*20+[.D7]" office:value-type="float" office:value="0">
            <text:p>0</text:p>
          </table:table-cell>
          <table:table-cell table:number-columns-repeated="77"/>
        </table:table-row>
        <table:table-row table:style-name="ro1"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8]*60*20+[.C8]*20+[.D8]" office:value-type="float" office:value="0">
            <text:p>0</text:p>
          </table:table-cell>
          <table:table-cell table:number-columns-repeated="4"/>
          <table:table-cell table:style-name="ce4" office:value-type="string" table:number-columns-spanned="7" table:number-rows-spanned="2">
            <text:p>CODE PROGRAM</text:p>
          </table:table-cell>
          <table:covered-table-cell table:number-columns-repeated="6" table:style-name="ce5"/>
          <table:table-cell table:style-name="ce4" table:formula="of:=[.CD3]" office:value-type="string" office:string-value="00000578" table:number-columns-spanned="4" table:number-rows-spanned="2">
            <text:p>00000578</text:p>
          </table:table-cell>
          <table:covered-table-cell table:number-columns-repeated="3" table:style-name="ce5"/>
          <table:table-cell table:number-columns-repeated="62"/>
        </table:table-row>
        <table:table-row table:style-name="ro1"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9]*60*20+[.C9]*20+[.D9]" office:value-type="float" office:value="0">
            <text:p>0</text:p>
          </table:table-cell>
          <table:table-cell table:number-columns-repeated="4"/>
          <table:covered-table-cell table:number-columns-repeated="11" table:style-name="ce5"/>
          <table:table-cell table:number-columns-repeated="62"/>
        </table:table-row>
        <table:table-row table:style-name="ro1"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0]*60*20+[.C10]*20+[.D10]" office:value-type="float" office:value="0">
            <text:p>0</text:p>
          </table:table-cell>
          <table:table-cell table:number-columns-repeated="4"/>
          <table:table-cell table:style-name="ce4" office:value-type="string" table:number-columns-spanned="7" table:number-rows-spanned="2">
            <text:p>DERNIER TIR</text:p>
          </table:table-cell>
          <table:covered-table-cell/>
          <table:covered-table-cell table:style-name="ce6"/>
          <table:covered-table-cell table:number-columns-repeated="4"/>
          <table:table-cell table:style-name="ce4" table:formula="of:=HEX2DEC([.CC3])" office:value-type="float" office:value="2" table:number-columns-spanned="4" table:number-rows-spanned="2">
            <text:p>2</text:p>
          </table:table-cell>
          <table:covered-table-cell table:number-columns-repeated="3"/>
          <table:table-cell table:number-columns-repeated="62"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1]*60*20+[.C11]*20+[.D11]" office:value-type="float" office:value="0">
            <text:p>0</text:p>
          </table:table-cell>
          <table:table-cell table:number-columns-repeated="4"/>
          <table:covered-table-cell table:number-columns-repeated="11"/>
          <table:table-cell table:number-columns-repeated="62"/>
        </table:table-row>
        <table:table-row table:style-name="ro1"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2]*60*20+[.C12]*20+[.D12]" office:value-type="float" office:value="0">
            <text:p>0</text:p>
          </table:table-cell>
          <table:table-cell table:number-columns-repeated="77"/>
        </table:table-row>
        <table:table-row table:style-name="ro1"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3]*60*20+[.C13]*20+[.D13]" office:value-type="float" office:value="0">
            <text:p>0</text:p>
          </table:table-cell>
          <table:table-cell table:number-columns-repeated="77"/>
        </table:table-row>
        <table:table-row table:style-name="ro1">
          <table:table-cell office:value-type="float" office:value="99">
            <text:p>99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4]*60*20+[.C14]*20+[.D14]" office:value-type="float" office:value="0">
            <text:p>0</text:p>
          </table:table-cell>
          <table:table-cell table:number-columns-repeated="77"/>
        </table:table-row>
        <table:table-row table:style-name="ro1"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5]*60*20+[.C15]*20+[.D15]" office:value-type="float" office:value="0">
            <text:p>0</text:p>
          </table:table-cell>
          <table:table-cell table:number-columns-repeated="77"/>
        </table:table-row>
        <table:table-row table:style-name="ro1"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6]*60*20+[.C16]*20+[.D16]" office:value-type="float" office:value="0">
            <text:p>0</text:p>
          </table:table-cell>
          <table:table-cell table:number-columns-repeated="77"/>
        </table:table-row>
        <table:table-row table:style-name="ro1"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7]*60*20+[.C17]*20+[.D17]" office:value-type="float" office:value="0">
            <text:p>0</text:p>
          </table:table-cell>
          <table:table-cell table:number-columns-repeated="4"/>
          <table:table-cell office:value-type="string">
            <text:p>baud rate</text:p>
          </table:table-cell>
          <table:table-cell/>
          <table:table-cell table:style-name="ce6" office:value-type="float" office:value="115200" table:number-columns-spanned="2" table:number-rows-spanned="1">
            <text:p>115200</text:p>
          </table:table-cell>
          <table:covered-table-cell/>
          <table:table-cell office:value-type="string">
            <text:p>bauds</text:p>
          </table:table-cell>
          <table:table-cell table:number-columns-repeated="68"/>
        </table:table-row>
        <table:table-row table:style-name="ro1"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8]*60*20+[.C18]*20+[.D18]" office:value-type="float" office:value="0">
            <text:p>0</text:p>
          </table:table-cell>
          <table:table-cell table:number-columns-repeated="4"/>
          <table:table-cell office:value-type="string">
            <text:p>data bits</text:p>
          </table:table-cell>
          <table:table-cell/>
          <table:table-cell table:style-name="ce6" office:value-type="float" office:value="8">
            <text:p>8</text:p>
          </table:table-cell>
          <table:table-cell table:number-columns-repeated="70"/>
        </table:table-row>
        <table:table-row table:style-name="ro1"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9]*60*20+[.C19]*20+[.D19]" office:value-type="float" office:value="0">
            <text:p>0</text:p>
          </table:table-cell>
          <table:table-cell table:number-columns-repeated="4"/>
          <table:table-cell office:value-type="string">
            <text:p>parity</text:p>
          </table:table-cell>
          <table:table-cell/>
          <table:table-cell table:style-name="ce6" office:value-type="string">
            <text:p>none</text:p>
          </table:table-cell>
          <table:table-cell table:number-columns-repeated="70"/>
        </table:table-row>
        <table:table-row table:style-name="ro1"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20]*60*20+[.C20]*20+[.D20]" office:value-type="float" office:value="0">
            <text:p>0</text:p>
          </table:table-cell>
          <table:table-cell table:number-columns-repeated="4"/>
          <table:table-cell office:value-type="string">
            <text:p>stop bits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70"/>
        </table:table-row>
        <table:table-row table:style-name="ro1"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21]*60*20+[.C21]*20+[.D21]" office:value-type="float" office:value="0">
            <text:p>0</text:p>
          </table:table-cell>
          <table:table-cell table:number-columns-repeated="77"/>
        </table:table-row>
        <table:table-row table:style-name="ro1"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22]*60*20+[.C22]*20+[.D22]" office:value-type="float" office:value="0">
            <text:p>0</text:p>
          </table:table-cell>
          <table:table-cell table:number-columns-repeated="77"/>
        </table:table-row>
        <table:table-row table:style-name="ro1"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23]*60*20+[.C23]*20+[.D23]" office:value-type="float" office:value="0">
            <text:p>0</text:p>
          </table:table-cell>
          <table:table-cell table:number-columns-repeated="77"/>
        </table:table-row>
        <table:table-row table:style-name="ro1"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24]*60*20+[.C24]*20+[.D24]" office:value-type="float" office:value="0">
            <text:p>0</text:p>
          </table:table-cell>
          <table:table-cell table:number-columns-repeated="4"/>
          <table:table-cell table:formula="of:=IF(AND([.A8]&gt;0;[.A8]&lt;&gt;99);[.A8];IF(AND([.A7]&gt;0;[.A7]&lt;&gt;99);[.A7];IF(AND([.A6]&gt;0;[.A6]&lt;&gt;99);[.A6];IF(AND([.A5]&gt;0;[.A5]&lt;&gt;99);[.A5];IF(AND([.A4]&gt;0;[.A4]&lt;&gt;99);[.A4];IF(AND([.A3]&gt;0;[.A3]&lt;&gt;99);[.A3];[.A2]))))))" office:value-type="float" office:value="7">
            <text:p>7</text:p>
          </table:table-cell>
          <table:table-cell table:number-columns-repeated="72"/>
        </table:table-row>
        <table:table-row table:style-name="ro1"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25]*60*20+[.C25]*20+[.D25]" office:value-type="float" office:value="0">
            <text:p>0</text:p>
          </table:table-cell>
          <table:table-cell table:number-columns-repeated="4"/>
          <table:table-cell table:formula="of:=IF(AND([.A38]&gt;0;[.A38]&lt;&gt;99);[.A38];IF(AND([.A37]&gt;0;[.A37]&lt;&gt;99);[.A37];IF(AND([.A36]&gt;0;[.A36]&lt;&gt;99);[.A36];IF(AND([.A35]&gt;0;[.A35]&lt;&gt;99);[.A35];IF(AND([.A34]&gt;0;[.A34]&lt;&gt;99);[.A34];IF(AND([.A33]&gt;0;[.A33]&lt;&gt;99);[.A33];IF(AND([.A32]&gt;0;[.A32]&lt;&gt;99);[.A32];IF(AND([.A31]&gt;0;[.A31]&lt;&gt;99);[.A31];IF(AND([.A30]&gt;0;[.A30]&lt;&gt;99);[.A30];IF(AND([.A29]&gt;0;[.A29]&lt;&gt;99);[.A29];IF(AND([.A28]&gt;0;[.A28]&lt;&gt;99);[.A28];IF(AND([.A27]&gt;0;[.A27]&lt;&gt;99);[.A27];IF(AND([.A26]&gt;0;[.A26]&lt;&gt;99);[.A26];IF(AND([.A25]&gt;0;[.A25]&lt;&gt;99);[.A25];IF(AND([.A24]&gt;0;[.A24]&lt;&gt;99);[.A24];IF(AND([.A23]&gt;0;[.A23]&lt;&gt;99);[.A23];IF(AND([.A22]&gt;0;[.A22]&lt;&gt;99);[.A22];IF(AND([.A21]&gt;0;[.A21]&lt;&gt;99);[.A21];IF(AND([.A20]&gt;0;[.A20]&lt;&gt;99);[.A20];IF(AND([.A19]&gt;0;[.A19]&lt;&gt;99);[.A19];IF(AND([.A18]&gt;0;[.A18]&lt;&gt;99);[.A18];IF(AND([.A17]&gt;0;[.A17]&lt;&gt;99);[.A17];IF(AND([.A16]&gt;0;[.A16]&lt;&gt;99);[.A16];IF(AND([.A15]&gt;0;[.A15]&lt;&gt;99);[.A15];IF(AND([.A14]&gt;0;[.A14]&lt;&gt;99);[.A14];IF(AND([.A13]&gt;0;[.A13]&lt;&gt;99);[.A13];IF(AND([.A12]&gt;0;[.A12]&lt;&gt;99);[.A12];IF(AND([.A11]&gt;0;[.A11]&lt;&gt;99);[.A11];IF(AND([.A10]&gt;0;[.A10]&lt;&gt;99);[.A10];IF(AND([.A9]&gt;0;[.A9]&lt;&gt;99);[.A9];[.J24]))))))))))))))))))))))))))))))" office:value-type="float" office:value="2">
            <text:p>2</text:p>
          </table:table-cell>
          <table:table-cell table:number-columns-repeated="72"/>
        </table:table-row>
        <table:table-row table:style-name="ro1"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26]*60*20+[.C26]*20+[.D26]" office:value-type="float" office:value="0">
            <text:p>0</text:p>
          </table:table-cell>
          <table:table-cell table:number-columns-repeated="77"/>
        </table:table-row>
        <table:table-row table:style-name="ro1">
          <table:table-cell office:value-type="float" office:value="99">
            <text:p>99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27]*60*20+[.C27]*20+[.D27]" office:value-type="float" office:value="0">
            <text:p>0</text:p>
          </table:table-cell>
          <table:table-cell table:number-columns-repeated="77"/>
        </table:table-row>
        <table:table-row table:style-name="ro1"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28]*60*20+[.C28]*20+[.D28]" office:value-type="float" office:value="0">
            <text:p>0</text:p>
          </table:table-cell>
          <table:table-cell table:number-columns-repeated="77"/>
        </table:table-row>
        <table:table-row table:style-name="ro1"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29]*60*20+[.C29]*20+[.D29]" office:value-type="float" office:value="0">
            <text:p>0</text:p>
          </table:table-cell>
          <table:table-cell table:number-columns-repeated="77"/>
        </table:table-row>
        <table:table-row table:style-name="ro1"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30]*60*20+[.C30]*20+[.D30]" office:value-type="float" office:value="0">
            <text:p>0</text:p>
          </table:table-cell>
          <table:table-cell table:number-columns-repeated="77"/>
        </table:table-row>
        <table:table-row table:style-name="ro1"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31]*60*20+[.C31]*20+[.D31]" office:value-type="float" office:value="0">
            <text:p>0</text:p>
          </table:table-cell>
          <table:table-cell table:number-columns-repeated="77"/>
        </table:table-row>
        <table:table-row table:style-name="ro1">
          <table:table-cell office:value-type="float" office:value="99">
            <text:p>99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32]*60*20+[.C32]*20+[.D32]" office:value-type="float" office:value="0">
            <text:p>0</text:p>
          </table:table-cell>
          <table:table-cell table:number-columns-repeated="77"/>
        </table:table-row>
        <table:table-row table:style-name="ro1"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33]*60*20+[.C33]*20+[.D33]" office:value-type="float" office:value="0">
            <text:p>0</text:p>
          </table:table-cell>
          <table:table-cell table:number-columns-repeated="77"/>
        </table:table-row>
        <table:table-row table:style-name="ro1">
          <table:table-cell office:value-type="float" office:value="99">
            <text:p>99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34]*60*20+[.C34]*20+[.D34]" office:value-type="float" office:value="0">
            <text:p>0</text:p>
          </table:table-cell>
          <table:table-cell table:number-columns-repeated="77"/>
        </table:table-row>
        <table:table-row table:style-name="ro1"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35]*60*20+[.C35]*20+[.D35]" office:value-type="float" office:value="0">
            <text:p>0</text:p>
          </table:table-cell>
          <table:table-cell table:number-columns-repeated="77"/>
        </table:table-row>
        <table:table-row table:style-name="ro1"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36]*60*20+[.C36]*20+[.D36]" office:value-type="float" office:value="0">
            <text:p>0</text:p>
          </table:table-cell>
          <table:table-cell table:number-columns-repeated="77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" table:formula="of:=[.B37]*60*20+[.C37]*20+[.D37]" office:value-type="float" office:value="1200">
            <text:p>1200</text:p>
          </table:table-cell>
          <table:table-cell table:number-columns-repeated="77"/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38]*60*20+[.C38]*20+[.D38]" office:value-type="float" office:value="0">
            <text:p>0</text:p>
          </table:table-cell>
          <table:table-cell table:number-columns-repeated="77"/>
        </table:table-row>
        <table:table-row table:style-name="ro1" table:number-rows-repeated="1048537">
          <table:table-cell table:number-columns-repeated="82"/>
        </table:table-row>
        <table:table-row table:style-name="ro1">
          <table:table-cell table:number-columns-repeated="82"/>
        </table:table-row>
      </table:table>
      <table:table table:name="TIR_0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21" table:default-cell-style-name="Default"/>
        <table:table-row table:style-name="ro1">
          <table:table-cell office:value-type="string">
            <text:p>sortie</text:p>
          </table:table-cell>
          <table:table-cell office:value-type="string">
            <text:p>min</text:p>
          </table:table-cell>
          <table:table-cell office:value-type="string">
            <text:p>sec</text:p>
          </table:table-cell>
          <table:table-cell office:value-type="string">
            <text:p>sec/20</text:p>
          </table:table-cell>
          <table:table-cell office:value-type="string">
            <text:p>T en 1/20 de s</text:p>
          </table:table-cell>
          <table:table-cell table:number-columns-repeated="67"/>
        </table:table-row>
        <table:table-row table:style-name="ro1"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2]*60*20+[.C2]*20+[.D2]" office:value-type="float" office:value="0">
            <text:p>0</text:p>
          </table:table-cell>
          <table:table-cell/>
          <table:table-cell office:value-type="string" table:number-columns-spanned="3" table:number-rows-spanned="1">
            <text:p>sequence</text:p>
          </table:table-cell>
          <table:covered-table-cell table:number-columns-repeated="2"/>
          <table:table-cell table:number-columns-repeated="63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table:formula="of:=[.B3]*60*20+[.C3]*20+[.D3]" office:value-type="float" office:value="1">
            <text:p>1</text:p>
          </table:table-cell>
          <table:table-cell/>
          <table:table-cell table:style-name="ce3" table:formula="of:=DEC2HEX([.A2];2)" office:value-type="string" office:string-value="1F">
            <text:p>1F</text:p>
          </table:table-cell>
          <table:table-cell table:style-name="ce3" table:formula="of:=DEC2HEX([.E2];4)" office:value-type="string" office:string-value="0000">
            <text:p>0000</text:p>
          </table:table-cell>
          <table:table-cell table:style-name="ce3" table:formula="of:=DEC2HEX([.A3];2)" office:value-type="string" office:string-value="05">
            <text:p>05</text:p>
          </table:table-cell>
          <table:table-cell table:style-name="ce3" table:formula="of:=DEC2HEX([.E3];4)" office:value-type="string" office:string-value="0001">
            <text:p>0001</text:p>
          </table:table-cell>
          <table:table-cell table:style-name="ce3" table:formula="of:=DEC2HEX([.A4];2)" office:value-type="string" office:string-value="06">
            <text:p>06</text:p>
          </table:table-cell>
          <table:table-cell table:style-name="ce3" table:formula="of:=DEC2HEX([.E4];4)" office:value-type="string" office:string-value="0002">
            <text:p>0002</text:p>
          </table:table-cell>
          <table:table-cell table:style-name="ce3" table:formula="of:=DEC2HEX([.A5];2)" office:value-type="string" office:string-value="09">
            <text:p>09</text:p>
          </table:table-cell>
          <table:table-cell table:style-name="ce3" table:formula="of:=DEC2HEX([.E5];4)" office:value-type="string" office:string-value="05DC">
            <text:p>05DC</text:p>
          </table:table-cell>
          <table:table-cell table:style-name="ce3" table:formula="of:=DEC2HEX([.A6];2)" office:value-type="string" office:string-value="0A">
            <text:p>0A</text:p>
          </table:table-cell>
          <table:table-cell table:style-name="ce3" table:formula="of:=DEC2HEX([.E6];4)" office:value-type="string" office:string-value="05DD">
            <text:p>05DD</text:p>
          </table:table-cell>
          <table:table-cell table:style-name="ce3" table:formula="of:=DEC2HEX([.A7];2)" office:value-type="string" office:string-value="0B">
            <text:p>0B</text:p>
          </table:table-cell>
          <table:table-cell table:style-name="ce3" table:formula="of:=DEC2HEX([.E7];4)" office:value-type="string" office:string-value="05DE">
            <text:p>05DE</text:p>
          </table:table-cell>
          <table:table-cell table:style-name="ce3" table:formula="of:=DEC2HEX([.A8];2)" office:value-type="string" office:string-value="07">
            <text:p>07</text:p>
          </table:table-cell>
          <table:table-cell table:style-name="ce3" table:formula="of:=DEC2HEX([.E8];4)" office:value-type="string" office:string-value="05DF">
            <text:p>05DF</text:p>
          </table:table-cell>
          <table:table-cell table:style-name="ce3" table:formula="of:=DEC2HEX([.A9];2)" office:value-type="string" office:string-value="08">
            <text:p>08</text:p>
          </table:table-cell>
          <table:table-cell table:style-name="ce3" table:formula="of:=DEC2HEX([.E9];4)" office:value-type="string" office:string-value="0F28">
            <text:p>0F28</text:p>
          </table:table-cell>
          <table:table-cell table:style-name="ce3" table:formula="of:=DEC2HEX([.A10];2)" office:value-type="string" office:string-value="03">
            <text:p>03</text:p>
          </table:table-cell>
          <table:table-cell table:style-name="ce3" table:formula="of:=DEC2HEX([.E10];4)" office:value-type="string" office:string-value="0F29">
            <text:p>0F29</text:p>
          </table:table-cell>
          <table:table-cell table:style-name="ce3" table:formula="of:=DEC2HEX([.A11];2)" office:value-type="string" office:string-value="02">
            <text:p>02</text:p>
          </table:table-cell>
          <table:table-cell table:style-name="ce3" table:formula="of:=DEC2HEX([.E11];4)" office:value-type="string" office:string-value="0F2A">
            <text:p>0F2A</text:p>
          </table:table-cell>
          <table:table-cell table:style-name="ce3" table:formula="of:=DEC2HEX([.A12];2)" office:value-type="string" office:string-value="01">
            <text:p>01</text:p>
          </table:table-cell>
          <table:table-cell table:style-name="ce3" table:formula="of:=DEC2HEX([.E12];4)" office:value-type="string" office:string-value="1900">
            <text:p>1900</text:p>
          </table:table-cell>
          <table:table-cell table:style-name="ce3" table:formula="of:=DEC2HEX([.A13];2)" office:value-type="string" office:string-value="0F">
            <text:p>0F</text:p>
          </table:table-cell>
          <table:table-cell table:style-name="ce3" table:formula="of:=DEC2HEX([.E13];4)" office:value-type="string" office:string-value="1903">
            <text:p>1903</text:p>
          </table:table-cell>
          <table:table-cell table:style-name="ce3" table:formula="of:=DEC2HEX([.A14];2)" office:value-type="string" office:string-value="00">
            <text:p>00</text:p>
          </table:table-cell>
          <table:table-cell table:style-name="ce3" table:formula="of:=DEC2HEX([.E14];4)" office:value-type="string" office:string-value="0000">
            <text:p>0000</text:p>
          </table:table-cell>
          <table:table-cell table:style-name="ce3" table:formula="of:=DEC2HEX([.A15];2)" office:value-type="string" office:string-value="00">
            <text:p>00</text:p>
          </table:table-cell>
          <table:table-cell table:style-name="ce3" table:formula="of:=DEC2HEX([.E15];4)" office:value-type="string" office:string-value="0000">
            <text:p>0000</text:p>
          </table:table-cell>
          <table:table-cell table:style-name="ce3" table:formula="of:=DEC2HEX([.A16];2)" office:value-type="string" office:string-value="00">
            <text:p>00</text:p>
          </table:table-cell>
          <table:table-cell table:style-name="ce3" table:formula="of:=DEC2HEX([.E16];4)" office:value-type="string" office:string-value="0000">
            <text:p>0000</text:p>
          </table:table-cell>
          <table:table-cell table:style-name="ce3" table:formula="of:=DEC2HEX([.A17];2)" office:value-type="string" office:string-value="00">
            <text:p>00</text:p>
          </table:table-cell>
          <table:table-cell table:style-name="ce3" table:formula="of:=DEC2HEX([.E17];4)" office:value-type="string" office:string-value="0000">
            <text:p>0000</text:p>
          </table:table-cell>
          <table:table-cell table:style-name="ce3" table:formula="of:=DEC2HEX([.A18];2)" office:value-type="string" office:string-value="00">
            <text:p>00</text:p>
          </table:table-cell>
          <table:table-cell table:style-name="ce3" table:formula="of:=DEC2HEX([.E18];4)" office:value-type="string" office:string-value="0000">
            <text:p>0000</text:p>
          </table:table-cell>
          <table:table-cell table:style-name="ce3" table:formula="of:=DEC2HEX([.A19];2)" office:value-type="string" office:string-value="00">
            <text:p>00</text:p>
          </table:table-cell>
          <table:table-cell table:style-name="ce3" table:formula="of:=DEC2HEX([.E19];4)" office:value-type="string" office:string-value="0000">
            <text:p>0000</text:p>
          </table:table-cell>
          <table:table-cell table:style-name="ce3" table:formula="of:=DEC2HEX([.A20];2)" office:value-type="string" office:string-value="00">
            <text:p>00</text:p>
          </table:table-cell>
          <table:table-cell table:style-name="ce3" table:formula="of:=DEC2HEX([.E20];4)" office:value-type="string" office:string-value="0000">
            <text:p>0000</text:p>
          </table:table-cell>
          <table:table-cell table:style-name="ce3" table:formula="of:=DEC2HEX([.A21];2)" office:value-type="string" office:string-value="00">
            <text:p>00</text:p>
          </table:table-cell>
          <table:table-cell table:style-name="ce3" table:formula="of:=DEC2HEX([.E21];4)" office:value-type="string" office:string-value="0000">
            <text:p>0000</text:p>
          </table:table-cell>
          <table:table-cell table:style-name="ce3" table:formula="of:=DEC2HEX([.A22];2)" office:value-type="string" office:string-value="00">
            <text:p>00</text:p>
          </table:table-cell>
          <table:table-cell table:style-name="ce3" table:formula="of:=DEC2HEX([.E22];4)" office:value-type="string" office:string-value="0000">
            <text:p>0000</text:p>
          </table:table-cell>
          <table:table-cell table:style-name="ce3" table:formula="of:=DEC2HEX([.A23];2)" office:value-type="string" office:string-value="00">
            <text:p>00</text:p>
          </table:table-cell>
          <table:table-cell table:style-name="ce3" table:formula="of:=DEC2HEX([.E23];4)" office:value-type="string" office:string-value="0000">
            <text:p>0000</text:p>
          </table:table-cell>
          <table:table-cell table:style-name="ce3" table:formula="of:=DEC2HEX([.A24];2)" office:value-type="string" office:string-value="00">
            <text:p>00</text:p>
          </table:table-cell>
          <table:table-cell table:style-name="ce3" table:formula="of:=DEC2HEX([.E24];4)" office:value-type="string" office:string-value="0000">
            <text:p>0000</text:p>
          </table:table-cell>
          <table:table-cell table:style-name="ce3" table:formula="of:=DEC2HEX([.A25];2)" office:value-type="string" office:string-value="00">
            <text:p>00</text:p>
          </table:table-cell>
          <table:table-cell table:style-name="ce3" table:formula="of:=DEC2HEX([.E25];4)" office:value-type="string" office:string-value="0000">
            <text:p>0000</text:p>
          </table:table-cell>
          <table:table-cell table:style-name="ce3" table:formula="of:=DEC2HEX([.A26];2)" office:value-type="string" office:string-value="00">
            <text:p>00</text:p>
          </table:table-cell>
          <table:table-cell table:style-name="ce3" table:formula="of:=DEC2HEX([.E26];4)" office:value-type="string" office:string-value="0000">
            <text:p>0000</text:p>
          </table:table-cell>
          <table:table-cell table:style-name="ce3" table:formula="of:=DEC2HEX([.A27];2)" office:value-type="string" office:string-value="00">
            <text:p>00</text:p>
          </table:table-cell>
          <table:table-cell table:style-name="ce3" table:formula="of:=DEC2HEX([.E27];4)" office:value-type="string" office:string-value="0000">
            <text:p>0000</text:p>
          </table:table-cell>
          <table:table-cell table:style-name="ce3" table:formula="of:=DEC2HEX([.A28];2)" office:value-type="string" office:string-value="00">
            <text:p>00</text:p>
          </table:table-cell>
          <table:table-cell table:style-name="ce3" table:formula="of:=DEC2HEX([.E28];4)" office:value-type="string" office:string-value="0000">
            <text:p>0000</text:p>
          </table:table-cell>
          <table:table-cell table:style-name="ce3" table:formula="of:=DEC2HEX([.A29];2)" office:value-type="string" office:string-value="00">
            <text:p>00</text:p>
          </table:table-cell>
          <table:table-cell table:style-name="ce3" table:formula="of:=DEC2HEX([.E29];4)" office:value-type="string" office:string-value="0000">
            <text:p>0000</text:p>
          </table:table-cell>
          <table:table-cell table:style-name="ce3" table:formula="of:=DEC2HEX([.A30];2)" office:value-type="string" office:string-value="00">
            <text:p>00</text:p>
          </table:table-cell>
          <table:table-cell table:style-name="ce3" table:formula="of:=DEC2HEX([.E30];4)" office:value-type="string" office:string-value="0000">
            <text:p>0000</text:p>
          </table:table-cell>
          <table:table-cell table:style-name="ce3" table:formula="of:=DEC2HEX([.A31];2)" office:value-type="string" office:string-value="00">
            <text:p>00</text:p>
          </table:table-cell>
          <table:table-cell table:style-name="ce3" table:formula="of:=DEC2HEX([.E31];4)" office:value-type="string" office:string-value="0000">
            <text:p>0000</text:p>
          </table:table-cell>
          <table:table-cell table:style-name="ce3" table:formula="of:=DEC2HEX([.A32];2)" office:value-type="string" office:string-value="00">
            <text:p>00</text:p>
          </table:table-cell>
          <table:table-cell table:style-name="ce3" table:formula="of:=DEC2HEX([.E32];4)" office:value-type="string" office:string-value="0000">
            <text:p>0000</text:p>
          </table:table-cell>
          <table:table-cell table:style-name="ce3" table:formula="of:=DEC2HEX([.A33];2)" office:value-type="string" office:string-value="00">
            <text:p>00</text:p>
          </table:table-cell>
          <table:table-cell table:style-name="ce3" table:formula="of:=DEC2HEX([.E33];4)" office:value-type="string" office:string-value="0000">
            <text:p>0000</text:p>
          </table:table-cell>
          <table:table-cell table:style-name="ce7" table:formula="of:=DEC2HEX(IF([.A33]&gt;0;[.A33];IF([.A32]&gt;0;[.A32];IF([.A31]&gt;0;[.A31];IF([.A30]&gt;0;[.A30];IF([.A29]&gt;0;[.A29];IF([.A28]&gt;0;[.A28];IF([.A27]&gt;0;[.A27];IF([.A26]&gt;0;[.A26];IF([.A25]&gt;0;[.A25];IF([.A24]&gt;0;[.A24];IF([.A23]&gt;0;[.A23];IF([.A22]&gt;0;[.A22];IF([.A21]&gt;0;[.A21];IF([.A20]&gt;0;[.A20];IF([.A19]&gt;0;[.A19];IF([.A18]&gt;0;[.A18];IF([.A17]&gt;0;[.A17];IF([.A16]&gt;0;[.A16];IF([.A15]&gt;0;[.A15];IF([.A14]&gt;0;[.A14];IF([.A13]&gt;0;[.A13];IF([.A12]&gt;0;[.A12];IF([.A11]&gt;0;[.A11];IF([.A10]&gt;0;[.A10];IF([.A9]&gt;0;[.A9];IF([.A8]&gt;0;[.A8];IF([.A7]&gt;0;[.A7];IF([.A6]&gt;0;[.A6];IF([.A5]&gt;0;[.A5];IF([.A4]&gt;0;[.A4];IF([.A3]&gt;0;[.A3];IF([.A2]&gt;0;[.A2]))))))))))))))))))))))))))))))));2)" office:value-type="string" office:string-value="0F">
            <text:p>0F</text:p>
          </table:table-cell>
          <table:table-cell table:formula="of:=DEC2HEX(HEX2DEC([.H3])+HEX2DEC([.J3])+HEX2DEC([.L3])+HEX2DEC([.N3])+HEX2DEC([.P3])+HEX2DEC([.R3])+HEX2DEC([.T3])+HEX2DEC([.V3])+HEX2DEC([.X3])+HEX2DEC([.Z3])+HEX2DEC([.AB3])+HEX2DEC([.AD3])+HEX2DEC([.AF3])+HEX2DEC([.AH3])+HEX2DEC([.AJ3])+HEX2DEC([.AL3])+HEX2DEC([.AN3])+HEX2DEC([.AP3])+HEX2DEC([.AR3])+HEX2DEC([.AT3])+HEX2DEC([.AV3])+HEX2DEC([.AX3])+HEX2DEC([.AZ3])+HEX2DEC([.BB3])+HEX2DEC([.BD3])+HEX2DEC([.BF3])+HEX2DEC([.BH3])+HEX2DEC([.BJ3])+HEX2DEC([.BL3])+HEX2DEC([.BN3])+HEX2DEC([.BP3])+HEX2DEC([.BR3]);8)" office:value-type="string" office:string-value="000076F7">
            <office:annotation draw:style-name="gr1" draw:text-style-name="P1" svg:width="2.899cm" svg:height="1.781cm" svg:x="63.096cm" svg:y="0cm" draw:caption-point-x="-0.61cm" draw:caption-point-y="0.913cm">
              <dc:date>2014-04-09T00:00:00</dc:date>
              <text:p text:style-name="P1"><text:span text:style-name="T1">Checksum</text:span></text:p>
              <text:p text:style-name="P1"><text:span text:style-name="T1">Somme de tous</text:span></text:p>
              <text:p text:style-name="P1"><text:span text:style-name="T1"><text:s/></text:span><text:span text:style-name="T1">les intervalles de temps</text:span></text:p>
            </office:annotation>
            <text:p>000076F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" table:formula="of:=[.B4]*60*20+[.C4]*20+[.D4]" office:value-type="float" office:value="2">
            <text:p>2</text:p>
          </table:table-cell>
          <table:table-cell table:number-columns-repeated="6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style-name="ce1" table:formula="of:=[.B5]*60*20+[.C5]*20+[.D5]" office:value-type="float" office:value="1500">
            <text:p>1500</text:p>
          </table:table-cell>
          <table:table-cell/>
          <table:table-cell office:value-type="string">
            <text:p>Docklight</text:p>
          </table:table-cell>
          <table:table-cell table:number-columns-repeated="6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" table:formula="of:=[.B6]*60*20+[.C6]*20+[.D6]" office:value-type="float" office:value="1501">
            <text:p>1501</text:p>
          </table:table-cell>
          <table:table-cell/>
          <table:table-cell table:formula="of:=CONCATENATE([.G3];[.H3];[.I3];[.J3];[.K3];[.L3];[.M3];[.N3];[.O3];[.P3];[.Q3];[.R3];[.S3];[.T3];[.U3];[.V3];[.W3];[.X3];[.Y3];[.Z3];[.AA3];[.AB3];[.AC3];[.AD3];[.AE3];[.AF3];[.AG3];[.AH3];[.AI3];[.AJ3];[.AK3];[.AL3];[.AM3];[.AN3];[.AO3];[.AP3];[.AQ3];[.AR3];[.AS3];[.AT3];[.AU3];[.AV3];[.AW3];[.AX3];[.AY3];[.AZ3];[.BA3];[.BB3];[.BC3];[.BD3];[.BE3];[.BF3];[.BG3];[.BH3];[.BI3];[.BJ3];[.BK3];[.BL3];[.BM3];[.BN3];[.BO3];[.BP3];[.BQ3];[.BR3];[.BS3];[.BT3])" office:value-type="string" office:string-value="1F00000500010600020905DC0A05DD0B05DE0705DF080F28030F29020F2A0119000F19030000000000000000000000000000000000000000000000000000000000000000000000000000000000000000000000000000000000000000000000000F000076F7" table:number-columns-spanned="66" table:number-rows-spanned="1">
            <text:p>1F00000500010600020905DC0A05DD0B05DE0705DF080F28030F29020F2A0119000F19030000000000000000000000000000000000000000000000000000000000000000000000000000000000000000000000000000000000000000000000000F000076F7</text:p>
          </table:table-cell>
          <table:covered-table-cell table:number-columns-repeated="6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style-name="ce1" table:formula="of:=[.B7]*60*20+[.C7]*20+[.D7]" office:value-type="float" office:value="1502">
            <text:p>1502</text:p>
          </table:table-cell>
          <table:table-cell table:number-columns-repeated="6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style-name="ce1" table:formula="of:=[.B8]*60*20+[.C8]*20+[.D8]" office:value-type="float" office:value="1503">
            <text:p>1503</text:p>
          </table:table-cell>
          <table:table-cell table:number-columns-repeated="4"/>
          <table:table-cell table:style-name="ce4" office:value-type="string" table:number-columns-spanned="7" table:number-rows-spanned="2">
            <text:p>CODE PROGRAM</text:p>
          </table:table-cell>
          <table:covered-table-cell table:number-columns-repeated="6" table:style-name="ce5"/>
          <table:table-cell table:style-name="ce4" table:formula="of:=[.BT3]" office:value-type="string" office:string-value="000076F7" table:number-columns-spanned="4" table:number-rows-spanned="2">
            <text:p>000076F7</text:p>
          </table:table-cell>
          <table:covered-table-cell table:number-columns-repeated="3" table:style-name="ce5"/>
          <table:table-cell table:number-columns-repeated="5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style-name="ce1" table:formula="of:=[.B9]*60*20+[.C9]*20+[.D9]" office:value-type="float" office:value="3880">
            <text:p>3880</text:p>
          </table:table-cell>
          <table:table-cell table:number-columns-repeated="4"/>
          <table:covered-table-cell table:number-columns-repeated="11" table:style-name="ce5"/>
          <table:table-cell table:number-columns-repeated="52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style-name="ce1" table:formula="of:=[.B10]*60*20+[.C10]*20+[.D10]" office:value-type="float" office:value="3881">
            <text:p>3881</text:p>
          </table:table-cell>
          <table:table-cell table:number-columns-repeated="4"/>
          <table:table-cell table:style-name="ce4" office:value-type="string" table:number-columns-spanned="7" table:number-rows-spanned="2">
            <text:p>DERNIER TIR</text:p>
          </table:table-cell>
          <table:covered-table-cell/>
          <table:covered-table-cell table:style-name="ce6"/>
          <table:covered-table-cell table:number-columns-repeated="4"/>
          <table:table-cell table:style-name="ce4" table:formula="of:=HEX2DEC([.BS3])" office:value-type="float" office:value="15" table:number-columns-spanned="4" table:number-rows-spanned="2">
            <text:p>15</text:p>
          </table:table-cell>
          <table:covered-table-cell table:number-columns-repeated="3"/>
          <table:table-cell table:number-columns-repeated="5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style-name="ce1" table:formula="of:=[.B11]*60*20+[.C11]*20+[.D11]" office:value-type="float" office:value="3882">
            <text:p>3882</text:p>
          </table:table-cell>
          <table:table-cell table:number-columns-repeated="4"/>
          <table:covered-table-cell table:number-columns-repeated="11"/>
          <table:table-cell table:number-columns-repeated="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ce1" table:formula="of:=[.B12]*60*20+[.C12]*20+[.D12]" office:value-type="float" office:value="6400">
            <text:p>6400</text:p>
          </table:table-cell>
          <table:table-cell table:number-columns-repeated="6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style-name="ce1" table:formula="of:=[.B13]*60*20+[.C13]*20+[.D13]" office:value-type="float" office:value="6403">
            <text:p>6403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4]*60*20+[.C14]*20+[.D1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5]*60*20+[.C15]*20+[.D15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6]*60*20+[.C16]*20+[.D16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7]*60*20+[.C17]*20+[.D17]" office:value-type="float" office:value="0">
            <text:p>0</text:p>
          </table:table-cell>
          <table:table-cell table:number-columns-repeated="4"/>
          <table:table-cell office:value-type="string">
            <text:p>baud rate</text:p>
          </table:table-cell>
          <table:table-cell/>
          <table:table-cell table:style-name="ce6" office:value-type="float" office:value="1200">
            <text:p>1200</text:p>
          </table:table-cell>
          <table:table-cell office:value-type="string">
            <text:p>bauds</text:p>
          </table:table-cell>
          <table:table-cell table:number-columns-repeated="59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8]*60*20+[.C18]*20+[.D18]" office:value-type="float" office:value="0">
            <text:p>0</text:p>
          </table:table-cell>
          <table:table-cell table:number-columns-repeated="4"/>
          <table:table-cell office:value-type="string">
            <text:p>data bits</text:p>
          </table:table-cell>
          <table:table-cell/>
          <table:table-cell table:style-name="ce6" office:value-type="float" office:value="8">
            <text:p>8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9]*60*20+[.C19]*20+[.D19]" office:value-type="float" office:value="0">
            <text:p>0</text:p>
          </table:table-cell>
          <table:table-cell table:number-columns-repeated="4"/>
          <table:table-cell office:value-type="string">
            <text:p>parity</text:p>
          </table:table-cell>
          <table:table-cell/>
          <table:table-cell table:style-name="ce6" office:value-type="string">
            <text:p>none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0]*60*20+[.C20]*20+[.D20]" office:value-type="float" office:value="0">
            <text:p>0</text:p>
          </table:table-cell>
          <table:table-cell table:number-columns-repeated="4"/>
          <table:table-cell office:value-type="string">
            <text:p>stop bits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1]*60*20+[.C21]*20+[.D21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2]*60*20+[.C22]*20+[.D2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3]*60*20+[.C23]*20+[.D2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4]*60*20+[.C24]*20+[.D2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5]*60*20+[.C25]*20+[.D25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6]*60*20+[.C26]*20+[.D26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7]*60*20+[.C27]*20+[.D27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8]*60*20+[.C28]*20+[.D28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9]*60*20+[.C29]*20+[.D29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0]*60*20+[.C30]*20+[.D30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1]*60*20+[.C31]*20+[.D31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2]*60*20+[.C32]*20+[.D3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3]*60*20+[.C33]*20+[.D3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/>
          <table:table-cell table:formula="of:=IF([.E2]=0;[.E2];IF([.E3]=0;[.E2];IF([.E4]=0;[.E3];IF([.E5]=0;[.E4];IF([.E6]=0;[.E5];IF([.E7]=0;[.E6];IF([.E8]=0;[.E7];IF([.E9]=0;[.E8];IF([.E10]=0;[.E9];IF([.E11]=0;[.E10];IF([.E12]=0;[.E11];IF([.E13]=0;[.E12];IF([.E14]=0;[.E13];IF([.E15]=0;[.E14];IF([.E16]=0;[.E15];IF([.E17]=0;[.E16];IF([.E18]=0;[.E17];IF([.E19]=0;[.E18];IF([.E20]=0;[.E19];IF([.E21]=0;[.E20];IF([.E22]=0;[.E21];IF([.E23]=0;[.E22];IF([.E24]=0;[.E23];IF([.E25]=0;[.E24];IF([.E26]=0;[.E25];IF([.E27]=0;[.E26];IF([.E28]=0;[.E27];IF([.E29]=0;[.E28];IF([.E30]=0;[.E29];IF([.E31]=0;[.E30];IF([.E32]=0;[.E31];IF([.E33]=0;[.E32];IF([.E33]=0;[.E32];[.E33])))))))))))))))))))))))))))))))))" office:value-type="float" office:value="0">
            <text:p>0</text:p>
          </table:table-cell>
          <table:table-cell table:number-columns-repeated="67"/>
        </table:table-row>
        <table:table-row table:style-name="ro1" table:number-rows-repeated="1048541">
          <table:table-cell table:number-columns-repeated="72"/>
        </table:table-row>
        <table:table-row table:style-name="ro1">
          <table:table-cell table:number-columns-repeated="72"/>
        </table:table-row>
      </table:table>
      <table:table table:name="TIR_02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7" table:default-cell-style-name="Default"/>
        <table:table-row table:style-name="ro1">
          <table:table-cell office:value-type="string">
            <text:p>sortie</text:p>
          </table:table-cell>
          <table:table-cell office:value-type="string">
            <text:p>min</text:p>
          </table:table-cell>
          <table:table-cell office:value-type="string">
            <text:p>sec</text:p>
          </table:table-cell>
          <table:table-cell office:value-type="string">
            <text:p>sec/20</text:p>
          </table:table-cell>
          <table:table-cell office:value-type="string">
            <text:p>T en 1/20 de s</text:p>
          </table:table-cell>
          <table:table-cell table:number-columns-repeated="67"/>
        </table:table-row>
        <table:table-row table:style-name="ro1"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2]*60*20+[.C2]*20+[.D2]" office:value-type="float" office:value="0">
            <text:p>0</text:p>
          </table:table-cell>
          <table:table-cell/>
          <table:table-cell office:value-type="string" table:number-columns-spanned="3" table:number-rows-spanned="1">
            <text:p>sequence</text:p>
          </table:table-cell>
          <table:covered-table-cell table:number-columns-repeated="2"/>
          <table:table-cell table:number-columns-repeated="63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table:formula="of:=[.B3]*60*20+[.C3]*20+[.D3]" office:value-type="float" office:value="1">
            <text:p>1</text:p>
          </table:table-cell>
          <table:table-cell/>
          <table:table-cell table:style-name="ce3" table:formula="of:=DEC2HEX([.A2];2)" office:value-type="string" office:string-value="1F">
            <text:p>1F</text:p>
          </table:table-cell>
          <table:table-cell table:style-name="ce3" table:formula="of:=DEC2HEX([.E2];4)" office:value-type="string" office:string-value="0000">
            <text:p>0000</text:p>
          </table:table-cell>
          <table:table-cell table:style-name="ce3" table:formula="of:=DEC2HEX([.A3];2)" office:value-type="string" office:string-value="05">
            <text:p>05</text:p>
          </table:table-cell>
          <table:table-cell table:style-name="ce3" table:formula="of:=DEC2HEX([.E3];4)" office:value-type="string" office:string-value="0001">
            <text:p>0001</text:p>
          </table:table-cell>
          <table:table-cell table:style-name="ce3" table:formula="of:=DEC2HEX([.A4];2)" office:value-type="string" office:string-value="06">
            <text:p>06</text:p>
          </table:table-cell>
          <table:table-cell table:style-name="ce3" table:formula="of:=DEC2HEX([.E4];4)" office:value-type="string" office:string-value="0002">
            <text:p>0002</text:p>
          </table:table-cell>
          <table:table-cell table:style-name="ce3" table:formula="of:=DEC2HEX([.A5];2)" office:value-type="string" office:string-value="09">
            <text:p>09</text:p>
          </table:table-cell>
          <table:table-cell table:style-name="ce3" table:formula="of:=DEC2HEX([.E5];4)" office:value-type="string" office:string-value="0003">
            <text:p>0003</text:p>
          </table:table-cell>
          <table:table-cell table:style-name="ce3" table:formula="of:=DEC2HEX([.A6];2)" office:value-type="string" office:string-value="0A">
            <text:p>0A</text:p>
          </table:table-cell>
          <table:table-cell table:style-name="ce3" table:formula="of:=DEC2HEX([.E6];4)" office:value-type="string" office:string-value="0004">
            <text:p>0004</text:p>
          </table:table-cell>
          <table:table-cell table:style-name="ce3" table:formula="of:=DEC2HEX([.A7];2)" office:value-type="string" office:string-value="0B">
            <text:p>0B</text:p>
          </table:table-cell>
          <table:table-cell table:style-name="ce3" table:formula="of:=DEC2HEX([.E7];4)" office:value-type="string" office:string-value="0005">
            <text:p>0005</text:p>
          </table:table-cell>
          <table:table-cell table:style-name="ce3" table:formula="of:=DEC2HEX([.A8];2)" office:value-type="string" office:string-value="07">
            <text:p>07</text:p>
          </table:table-cell>
          <table:table-cell table:style-name="ce3" table:formula="of:=DEC2HEX([.E8];4)" office:value-type="string" office:string-value="0006">
            <text:p>0006</text:p>
          </table:table-cell>
          <table:table-cell table:style-name="ce3" table:formula="of:=DEC2HEX([.A9];2)" office:value-type="string" office:string-value="08">
            <text:p>08</text:p>
          </table:table-cell>
          <table:table-cell table:style-name="ce3" table:formula="of:=DEC2HEX([.E9];4)" office:value-type="string" office:string-value="0007">
            <text:p>0007</text:p>
          </table:table-cell>
          <table:table-cell table:style-name="ce3" table:formula="of:=DEC2HEX([.A10];2)" office:value-type="string" office:string-value="03">
            <text:p>03</text:p>
          </table:table-cell>
          <table:table-cell table:style-name="ce3" table:formula="of:=DEC2HEX([.E10];4)" office:value-type="string" office:string-value="0008">
            <text:p>0008</text:p>
          </table:table-cell>
          <table:table-cell table:style-name="ce3" table:formula="of:=DEC2HEX([.A11];2)" office:value-type="string" office:string-value="02">
            <text:p>02</text:p>
          </table:table-cell>
          <table:table-cell table:style-name="ce3" table:formula="of:=DEC2HEX([.E11];4)" office:value-type="string" office:string-value="0009">
            <text:p>0009</text:p>
          </table:table-cell>
          <table:table-cell table:style-name="ce3" table:formula="of:=DEC2HEX([.A12];2)" office:value-type="string" office:string-value="01">
            <text:p>01</text:p>
          </table:table-cell>
          <table:table-cell table:style-name="ce3" table:formula="of:=DEC2HEX([.E12];4)" office:value-type="string" office:string-value="000A">
            <text:p>000A</text:p>
          </table:table-cell>
          <table:table-cell table:style-name="ce3" table:formula="of:=DEC2HEX([.A13];2)" office:value-type="string" office:string-value="0F">
            <text:p>0F</text:p>
          </table:table-cell>
          <table:table-cell table:style-name="ce3" table:formula="of:=DEC2HEX([.E13];4)" office:value-type="string" office:string-value="000B">
            <text:p>000B</text:p>
          </table:table-cell>
          <table:table-cell table:style-name="ce3" table:formula="of:=DEC2HEX([.A14];2)" office:value-type="string" office:string-value="00">
            <text:p>00</text:p>
          </table:table-cell>
          <table:table-cell table:style-name="ce3" table:formula="of:=DEC2HEX([.E14];4)" office:value-type="string" office:string-value="0000">
            <text:p>0000</text:p>
          </table:table-cell>
          <table:table-cell table:style-name="ce3" table:formula="of:=DEC2HEX([.A15];2)" office:value-type="string" office:string-value="00">
            <text:p>00</text:p>
          </table:table-cell>
          <table:table-cell table:style-name="ce3" table:formula="of:=DEC2HEX([.E15];4)" office:value-type="string" office:string-value="0000">
            <text:p>0000</text:p>
          </table:table-cell>
          <table:table-cell table:style-name="ce3" table:formula="of:=DEC2HEX([.A16];2)" office:value-type="string" office:string-value="00">
            <text:p>00</text:p>
          </table:table-cell>
          <table:table-cell table:style-name="ce3" table:formula="of:=DEC2HEX([.E16];4)" office:value-type="string" office:string-value="0000">
            <text:p>0000</text:p>
          </table:table-cell>
          <table:table-cell table:style-name="ce3" table:formula="of:=DEC2HEX([.A17];2)" office:value-type="string" office:string-value="00">
            <text:p>00</text:p>
          </table:table-cell>
          <table:table-cell table:style-name="ce3" table:formula="of:=DEC2HEX([.E17];4)" office:value-type="string" office:string-value="0000">
            <text:p>0000</text:p>
          </table:table-cell>
          <table:table-cell table:style-name="ce3" table:formula="of:=DEC2HEX([.A18];2)" office:value-type="string" office:string-value="00">
            <text:p>00</text:p>
          </table:table-cell>
          <table:table-cell table:style-name="ce3" table:formula="of:=DEC2HEX([.E18];4)" office:value-type="string" office:string-value="0000">
            <text:p>0000</text:p>
          </table:table-cell>
          <table:table-cell table:style-name="ce3" table:formula="of:=DEC2HEX([.A19];2)" office:value-type="string" office:string-value="00">
            <text:p>00</text:p>
          </table:table-cell>
          <table:table-cell table:style-name="ce3" table:formula="of:=DEC2HEX([.E19];4)" office:value-type="string" office:string-value="0000">
            <text:p>0000</text:p>
          </table:table-cell>
          <table:table-cell table:style-name="ce3" table:formula="of:=DEC2HEX([.A20];2)" office:value-type="string" office:string-value="00">
            <text:p>00</text:p>
          </table:table-cell>
          <table:table-cell table:style-name="ce3" table:formula="of:=DEC2HEX([.E20];4)" office:value-type="string" office:string-value="0000">
            <text:p>0000</text:p>
          </table:table-cell>
          <table:table-cell table:style-name="ce3" table:formula="of:=DEC2HEX([.A21];2)" office:value-type="string" office:string-value="00">
            <text:p>00</text:p>
          </table:table-cell>
          <table:table-cell table:style-name="ce3" table:formula="of:=DEC2HEX([.E21];4)" office:value-type="string" office:string-value="0000">
            <text:p>0000</text:p>
          </table:table-cell>
          <table:table-cell table:style-name="ce3" table:formula="of:=DEC2HEX([.A22];2)" office:value-type="string" office:string-value="00">
            <text:p>00</text:p>
          </table:table-cell>
          <table:table-cell table:style-name="ce3" table:formula="of:=DEC2HEX([.E22];4)" office:value-type="string" office:string-value="0000">
            <text:p>0000</text:p>
          </table:table-cell>
          <table:table-cell table:style-name="ce3" table:formula="of:=DEC2HEX([.A23];2)" office:value-type="string" office:string-value="00">
            <text:p>00</text:p>
          </table:table-cell>
          <table:table-cell table:style-name="ce3" table:formula="of:=DEC2HEX([.E23];4)" office:value-type="string" office:string-value="0000">
            <text:p>0000</text:p>
          </table:table-cell>
          <table:table-cell table:style-name="ce3" table:formula="of:=DEC2HEX([.A24];2)" office:value-type="string" office:string-value="00">
            <text:p>00</text:p>
          </table:table-cell>
          <table:table-cell table:style-name="ce3" table:formula="of:=DEC2HEX([.E24];4)" office:value-type="string" office:string-value="0000">
            <text:p>0000</text:p>
          </table:table-cell>
          <table:table-cell table:style-name="ce3" table:formula="of:=DEC2HEX([.A25];2)" office:value-type="string" office:string-value="00">
            <text:p>00</text:p>
          </table:table-cell>
          <table:table-cell table:style-name="ce3" table:formula="of:=DEC2HEX([.E25];4)" office:value-type="string" office:string-value="0000">
            <text:p>0000</text:p>
          </table:table-cell>
          <table:table-cell table:style-name="ce3" table:formula="of:=DEC2HEX([.A26];2)" office:value-type="string" office:string-value="00">
            <text:p>00</text:p>
          </table:table-cell>
          <table:table-cell table:style-name="ce3" table:formula="of:=DEC2HEX([.E26];4)" office:value-type="string" office:string-value="0000">
            <text:p>0000</text:p>
          </table:table-cell>
          <table:table-cell table:style-name="ce3" table:formula="of:=DEC2HEX([.A27];2)" office:value-type="string" office:string-value="00">
            <text:p>00</text:p>
          </table:table-cell>
          <table:table-cell table:style-name="ce3" table:formula="of:=DEC2HEX([.E27];4)" office:value-type="string" office:string-value="0000">
            <text:p>0000</text:p>
          </table:table-cell>
          <table:table-cell table:style-name="ce3" table:formula="of:=DEC2HEX([.A28];2)" office:value-type="string" office:string-value="00">
            <text:p>00</text:p>
          </table:table-cell>
          <table:table-cell table:style-name="ce3" table:formula="of:=DEC2HEX([.E28];4)" office:value-type="string" office:string-value="0000">
            <text:p>0000</text:p>
          </table:table-cell>
          <table:table-cell table:style-name="ce3" table:formula="of:=DEC2HEX([.A29];2)" office:value-type="string" office:string-value="00">
            <text:p>00</text:p>
          </table:table-cell>
          <table:table-cell table:style-name="ce3" table:formula="of:=DEC2HEX([.E29];4)" office:value-type="string" office:string-value="0000">
            <text:p>0000</text:p>
          </table:table-cell>
          <table:table-cell table:style-name="ce3" table:formula="of:=DEC2HEX([.A30];2)" office:value-type="string" office:string-value="00">
            <text:p>00</text:p>
          </table:table-cell>
          <table:table-cell table:style-name="ce3" table:formula="of:=DEC2HEX([.E30];4)" office:value-type="string" office:string-value="0000">
            <text:p>0000</text:p>
          </table:table-cell>
          <table:table-cell table:style-name="ce3" table:formula="of:=DEC2HEX([.A31];2)" office:value-type="string" office:string-value="00">
            <text:p>00</text:p>
          </table:table-cell>
          <table:table-cell table:style-name="ce3" table:formula="of:=DEC2HEX([.E31];4)" office:value-type="string" office:string-value="0000">
            <text:p>0000</text:p>
          </table:table-cell>
          <table:table-cell table:style-name="ce3" table:formula="of:=DEC2HEX([.A32];2)" office:value-type="string" office:string-value="00">
            <text:p>00</text:p>
          </table:table-cell>
          <table:table-cell table:style-name="ce3" table:formula="of:=DEC2HEX([.E32];4)" office:value-type="string" office:string-value="0000">
            <text:p>0000</text:p>
          </table:table-cell>
          <table:table-cell table:style-name="ce3" table:formula="of:=DEC2HEX([.A33];2)" office:value-type="string" office:string-value="00">
            <text:p>00</text:p>
          </table:table-cell>
          <table:table-cell table:style-name="ce3" table:formula="of:=DEC2HEX([.E33];4)" office:value-type="string" office:string-value="0000">
            <text:p>0000</text:p>
          </table:table-cell>
          <table:table-cell table:style-name="ce7" table:formula="of:=DEC2HEX(IF([.A33]&gt;0;[.A33];IF([.A32]&gt;0;[.A32];IF([.A31]&gt;0;[.A31];IF([.A30]&gt;0;[.A30];IF([.A29]&gt;0;[.A29];IF([.A28]&gt;0;[.A28];IF([.A27]&gt;0;[.A27];IF([.A26]&gt;0;[.A26];IF([.A25]&gt;0;[.A25];IF([.A24]&gt;0;[.A24];IF([.A23]&gt;0;[.A23];IF([.A22]&gt;0;[.A22];IF([.A21]&gt;0;[.A21];IF([.A20]&gt;0;[.A20];IF([.A19]&gt;0;[.A19];IF([.A18]&gt;0;[.A18];IF([.A17]&gt;0;[.A17];IF([.A16]&gt;0;[.A16];IF([.A15]&gt;0;[.A15];IF([.A14]&gt;0;[.A14];IF([.A13]&gt;0;[.A13];IF([.A12]&gt;0;[.A12];IF([.A11]&gt;0;[.A11];IF([.A10]&gt;0;[.A10];IF([.A9]&gt;0;[.A9];IF([.A8]&gt;0;[.A8];IF([.A7]&gt;0;[.A7];IF([.A6]&gt;0;[.A6];IF([.A5]&gt;0;[.A5];IF([.A4]&gt;0;[.A4];IF([.A3]&gt;0;[.A3];IF([.A2]&gt;0;[.A2]))))))))))))))))))))))))))))))));2)" office:value-type="string" office:string-value="0F">
            <text:p>0F</text:p>
          </table:table-cell>
          <table:table-cell table:formula="of:=DEC2HEX(HEX2DEC([.H3])+HEX2DEC([.J3])+HEX2DEC([.L3])+HEX2DEC([.N3])+HEX2DEC([.P3])+HEX2DEC([.R3])+HEX2DEC([.T3])+HEX2DEC([.V3])+HEX2DEC([.X3])+HEX2DEC([.Z3])+HEX2DEC([.AB3])+HEX2DEC([.AD3])+HEX2DEC([.AF3])+HEX2DEC([.AH3])+HEX2DEC([.AJ3])+HEX2DEC([.AL3])+HEX2DEC([.AN3])+HEX2DEC([.AP3])+HEX2DEC([.AR3])+HEX2DEC([.AT3])+HEX2DEC([.AV3])+HEX2DEC([.AX3])+HEX2DEC([.AZ3])+HEX2DEC([.BB3])+HEX2DEC([.BD3])+HEX2DEC([.BF3])+HEX2DEC([.BH3])+HEX2DEC([.BJ3])+HEX2DEC([.BL3])+HEX2DEC([.BN3])+HEX2DEC([.BP3])+HEX2DEC([.BR3]);8)" office:value-type="string" office:string-value="00000042">
            <office:annotation draw:style-name="gr1" draw:text-style-name="P1" svg:width="2.899cm" svg:height="1.781cm" svg:x="63.068cm" svg:y="0cm" draw:caption-point-x="-0.61cm" draw:caption-point-y="0.913cm">
              <dc:date>2014-04-09T00:00:00</dc:date>
              <text:p text:style-name="P1"><text:span text:style-name="T1">Checksum</text:span></text:p>
              <text:p text:style-name="P1"><text:span text:style-name="T1">Somme de tous</text:span></text:p>
              <text:p text:style-name="P1"><text:span text:style-name="T1"><text:s/></text:span><text:span text:style-name="T1">les intervalles de temps</text:span></text:p>
            </office:annotation>
            <text:p>0000004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" table:formula="of:=[.B4]*60*20+[.C4]*20+[.D4]" office:value-type="float" office:value="2">
            <text:p>2</text:p>
          </table:table-cell>
          <table:table-cell table:number-columns-repeated="67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" table:formula="of:=[.B5]*60*20+[.C5]*20+[.D5]" office:value-type="float" office:value="3">
            <text:p>3</text:p>
          </table:table-cell>
          <table:table-cell/>
          <table:table-cell office:value-type="string">
            <text:p>Docklight</text:p>
          </table:table-cell>
          <table:table-cell table:number-columns-repeated="65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1" table:formula="of:=[.B6]*60*20+[.C6]*20+[.D6]" office:value-type="float" office:value="4">
            <text:p>4</text:p>
          </table:table-cell>
          <table:table-cell/>
          <table:table-cell table:formula="of:=CONCATENATE([.G3];[.H3];[.I3];[.J3];[.K3];[.L3];[.M3];[.N3];[.O3];[.P3];[.Q3];[.R3];[.S3];[.T3];[.U3];[.V3];[.W3];[.X3];[.Y3];[.Z3];[.AA3];[.AB3];[.AC3];[.AD3];[.AE3];[.AF3];[.AG3];[.AH3];[.AI3];[.AJ3];[.AK3];[.AL3];[.AM3];[.AN3];[.AO3];[.AP3];[.AQ3];[.AR3];[.AS3];[.AT3];[.AU3];[.AV3];[.AW3];[.AX3];[.AY3];[.AZ3];[.BA3];[.BB3];[.BC3];[.BD3];[.BE3];[.BF3];[.BG3];[.BH3];[.BI3];[.BJ3];[.BK3];[.BL3];[.BM3];[.BN3];[.BO3];[.BP3];[.BQ3];[.BR3];[.BS3];[.BT3])" office:value-type="string" office:string-value="1F00000500010600020900030A00040B000507000608000703000802000901000A0F000B0000000000000000000000000000000000000000000000000000000000000000000000000000000000000000000000000000000000000000000000000F00000042" table:number-columns-spanned="66" table:number-rows-spanned="1">
            <text:p>1F00000500010600020900030A00040B000507000608000703000802000901000A0F000B0000000000000000000000000000000000000000000000000000000000000000000000000000000000000000000000000000000000000000000000000F00000042</text:p>
          </table:table-cell>
          <table:covered-table-cell table:number-columns-repeated="65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1" table:formula="of:=[.B7]*60*20+[.C7]*20+[.D7]" office:value-type="float" office:value="5">
            <text:p>5</text:p>
          </table:table-cell>
          <table:table-cell table:number-columns-repeated="67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1" table:formula="of:=[.B8]*60*20+[.C8]*20+[.D8]" office:value-type="float" office:value="6">
            <text:p>6</text:p>
          </table:table-cell>
          <table:table-cell table:number-columns-repeated="4"/>
          <table:table-cell table:style-name="ce4" office:value-type="string" table:number-columns-spanned="7" table:number-rows-spanned="2">
            <text:p>CODE PROGRAM</text:p>
          </table:table-cell>
          <table:covered-table-cell table:number-columns-repeated="6" table:style-name="ce5"/>
          <table:table-cell table:style-name="ce4" table:formula="of:=[.BT3]" office:value-type="string" office:string-value="00000042" table:number-columns-spanned="4" table:number-rows-spanned="2">
            <text:p>00000042</text:p>
          </table:table-cell>
          <table:covered-table-cell table:number-columns-repeated="3" table:style-name="ce5"/>
          <table:table-cell table:number-columns-repeated="52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1" table:formula="of:=[.B9]*60*20+[.C9]*20+[.D9]" office:value-type="float" office:value="7">
            <text:p>7</text:p>
          </table:table-cell>
          <table:table-cell table:number-columns-repeated="4"/>
          <table:covered-table-cell table:number-columns-repeated="11" table:style-name="ce5"/>
          <table:table-cell table:number-columns-repeated="52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1" table:formula="of:=[.B10]*60*20+[.C10]*20+[.D10]" office:value-type="float" office:value="8">
            <text:p>8</text:p>
          </table:table-cell>
          <table:table-cell table:number-columns-repeated="4"/>
          <table:table-cell table:style-name="ce4" office:value-type="string" table:number-columns-spanned="7" table:number-rows-spanned="2">
            <text:p>DERNIER TIR</text:p>
          </table:table-cell>
          <table:covered-table-cell/>
          <table:covered-table-cell table:style-name="ce6"/>
          <table:covered-table-cell table:number-columns-repeated="4"/>
          <table:table-cell table:style-name="ce4" table:formula="of:=HEX2DEC([.BS3])" office:value-type="float" office:value="15" table:number-columns-spanned="4" table:number-rows-spanned="2">
            <text:p>15</text:p>
          </table:table-cell>
          <table:covered-table-cell table:number-columns-repeated="3"/>
          <table:table-cell table:number-columns-repeated="52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1" table:formula="of:=[.B11]*60*20+[.C11]*20+[.D11]" office:value-type="float" office:value="9">
            <text:p>9</text:p>
          </table:table-cell>
          <table:table-cell table:number-columns-repeated="4"/>
          <table:covered-table-cell table:number-columns-repeated="11"/>
          <table:table-cell table:number-columns-repeated="5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" table:formula="of:=[.B12]*60*20+[.C12]*20+[.D12]" office:value-type="float" office:value="10">
            <text:p>10</text:p>
          </table:table-cell>
          <table:table-cell table:number-columns-repeated="67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1" table:formula="of:=[.B13]*60*20+[.C13]*20+[.D13]" office:value-type="float" office:value="11">
            <text:p>11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4]*60*20+[.C14]*20+[.D1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5]*60*20+[.C15]*20+[.D15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6]*60*20+[.C16]*20+[.D16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7]*60*20+[.C17]*20+[.D17]" office:value-type="float" office:value="0">
            <text:p>0</text:p>
          </table:table-cell>
          <table:table-cell table:number-columns-repeated="4"/>
          <table:table-cell office:value-type="string">
            <text:p>baud rate</text:p>
          </table:table-cell>
          <table:table-cell/>
          <table:table-cell table:style-name="ce6" office:value-type="float" office:value="1200">
            <text:p>1200</text:p>
          </table:table-cell>
          <table:table-cell office:value-type="string">
            <text:p>bauds</text:p>
          </table:table-cell>
          <table:table-cell table:number-columns-repeated="59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8]*60*20+[.C18]*20+[.D18]" office:value-type="float" office:value="0">
            <text:p>0</text:p>
          </table:table-cell>
          <table:table-cell table:number-columns-repeated="4"/>
          <table:table-cell office:value-type="string">
            <text:p>data bits</text:p>
          </table:table-cell>
          <table:table-cell/>
          <table:table-cell table:style-name="ce6" office:value-type="float" office:value="8">
            <text:p>8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9]*60*20+[.C19]*20+[.D19]" office:value-type="float" office:value="0">
            <text:p>0</text:p>
          </table:table-cell>
          <table:table-cell table:number-columns-repeated="4"/>
          <table:table-cell office:value-type="string">
            <text:p>parity</text:p>
          </table:table-cell>
          <table:table-cell/>
          <table:table-cell table:style-name="ce6" office:value-type="string">
            <text:p>none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0]*60*20+[.C20]*20+[.D20]" office:value-type="float" office:value="0">
            <text:p>0</text:p>
          </table:table-cell>
          <table:table-cell table:number-columns-repeated="4"/>
          <table:table-cell office:value-type="string">
            <text:p>stop bits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1]*60*20+[.C21]*20+[.D21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2]*60*20+[.C22]*20+[.D2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3]*60*20+[.C23]*20+[.D2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4]*60*20+[.C24]*20+[.D2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5]*60*20+[.C25]*20+[.D25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6]*60*20+[.C26]*20+[.D26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7]*60*20+[.C27]*20+[.D27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8]*60*20+[.C28]*20+[.D28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9]*60*20+[.C29]*20+[.D29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0]*60*20+[.C30]*20+[.D30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1]*60*20+[.C31]*20+[.D31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2]*60*20+[.C32]*20+[.D3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3]*60*20+[.C33]*20+[.D3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/>
          <table:table-cell table:formula="of:=IF([.E2]=0;[.E2];IF([.E3]=0;[.E2];IF([.E4]=0;[.E3];IF([.E5]=0;[.E4];IF([.E6]=0;[.E5];IF([.E7]=0;[.E6];IF([.E8]=0;[.E7];IF([.E9]=0;[.E8];IF([.E10]=0;[.E9];IF([.E11]=0;[.E10];IF([.E12]=0;[.E11];IF([.E13]=0;[.E12];IF([.E14]=0;[.E13];IF([.E15]=0;[.E14];IF([.E16]=0;[.E15];IF([.E17]=0;[.E16];IF([.E18]=0;[.E17];IF([.E19]=0;[.E18];IF([.E20]=0;[.E19];IF([.E21]=0;[.E20];IF([.E22]=0;[.E21];IF([.E23]=0;[.E22];IF([.E24]=0;[.E23];IF([.E25]=0;[.E24];IF([.E26]=0;[.E25];IF([.E27]=0;[.E26];IF([.E28]=0;[.E27];IF([.E29]=0;[.E28];IF([.E30]=0;[.E29];IF([.E31]=0;[.E30];IF([.E32]=0;[.E31];IF([.E33]=0;[.E32];IF([.E33]=0;[.E32];[.E33])))))))))))))))))))))))))))))))))" office:value-type="float" office:value="0">
            <text:p>0</text:p>
          </table:table-cell>
          <table:table-cell table:number-columns-repeated="67"/>
        </table:table-row>
        <table:table-row table:style-name="ro1" table:number-rows-repeated="1048541">
          <table:table-cell table:number-columns-repeated="72"/>
        </table:table-row>
        <table:table-row table:style-name="ro1">
          <table:table-cell table:number-columns-repeated="72"/>
        </table:table-row>
      </table:table>
      <table:table table:name="TIR_03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7" table:default-cell-style-name="Default"/>
        <table:table-row table:style-name="ro1">
          <table:table-cell office:value-type="string">
            <text:p>sortie</text:p>
          </table:table-cell>
          <table:table-cell office:value-type="string">
            <text:p>min</text:p>
          </table:table-cell>
          <table:table-cell office:value-type="string">
            <text:p>sec</text:p>
          </table:table-cell>
          <table:table-cell office:value-type="string">
            <text:p>sec/20</text:p>
          </table:table-cell>
          <table:table-cell office:value-type="string">
            <text:p>T en 1/20 de s</text:p>
          </table:table-cell>
          <table:table-cell table:number-columns-repeated="6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" table:formula="of:=[.B2]*60*20+[.C2]*20+[.D2]" office:value-type="float" office:value="2">
            <text:p>2</text:p>
          </table:table-cell>
          <table:table-cell/>
          <table:table-cell office:value-type="string" table:number-columns-spanned="3" table:number-rows-spanned="1">
            <text:p>sequence</text:p>
          </table:table-cell>
          <table:covered-table-cell table:number-columns-repeated="2"/>
          <table:table-cell table:number-columns-repeated="63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]*60*20+[.C3]*20+[.D3]" office:value-type="float" office:value="0">
            <text:p>0</text:p>
          </table:table-cell>
          <table:table-cell/>
          <table:table-cell table:style-name="ce3" table:formula="of:=DEC2HEX([.A2];2)" office:value-type="string" office:string-value="01">
            <text:p>01</text:p>
          </table:table-cell>
          <table:table-cell table:style-name="ce3" table:formula="of:=DEC2HEX([.E2];4)" office:value-type="string" office:string-value="0002">
            <text:p>0002</text:p>
          </table:table-cell>
          <table:table-cell table:style-name="ce3" table:formula="of:=DEC2HEX([.A3];2)" office:value-type="string" office:string-value="00">
            <text:p>00</text:p>
          </table:table-cell>
          <table:table-cell table:style-name="ce3" table:formula="of:=DEC2HEX([.E3];4)" office:value-type="string" office:string-value="0000">
            <text:p>0000</text:p>
          </table:table-cell>
          <table:table-cell table:style-name="ce3" table:formula="of:=DEC2HEX([.A4];2)" office:value-type="string" office:string-value="00">
            <text:p>00</text:p>
          </table:table-cell>
          <table:table-cell table:style-name="ce3" table:formula="of:=DEC2HEX([.E4];4)" office:value-type="string" office:string-value="0000">
            <text:p>0000</text:p>
          </table:table-cell>
          <table:table-cell table:style-name="ce3" table:formula="of:=DEC2HEX([.A5];2)" office:value-type="string" office:string-value="00">
            <text:p>00</text:p>
          </table:table-cell>
          <table:table-cell table:style-name="ce3" table:formula="of:=DEC2HEX([.E5];4)" office:value-type="string" office:string-value="0000">
            <text:p>0000</text:p>
          </table:table-cell>
          <table:table-cell table:style-name="ce3" table:formula="of:=DEC2HEX([.A6];2)" office:value-type="string" office:string-value="00">
            <text:p>00</text:p>
          </table:table-cell>
          <table:table-cell table:style-name="ce3" table:formula="of:=DEC2HEX([.E6];4)" office:value-type="string" office:string-value="0000">
            <text:p>0000</text:p>
          </table:table-cell>
          <table:table-cell table:style-name="ce3" table:formula="of:=DEC2HEX([.A7];2)" office:value-type="string" office:string-value="00">
            <text:p>00</text:p>
          </table:table-cell>
          <table:table-cell table:style-name="ce3" table:formula="of:=DEC2HEX([.E7];4)" office:value-type="string" office:string-value="0000">
            <text:p>0000</text:p>
          </table:table-cell>
          <table:table-cell table:style-name="ce3" table:formula="of:=DEC2HEX([.A8];2)" office:value-type="string" office:string-value="00">
            <text:p>00</text:p>
          </table:table-cell>
          <table:table-cell table:style-name="ce3" table:formula="of:=DEC2HEX([.E8];4)" office:value-type="string" office:string-value="0000">
            <text:p>0000</text:p>
          </table:table-cell>
          <table:table-cell table:style-name="ce3" table:formula="of:=DEC2HEX([.A9];2)" office:value-type="string" office:string-value="00">
            <text:p>00</text:p>
          </table:table-cell>
          <table:table-cell table:style-name="ce3" table:formula="of:=DEC2HEX([.E9];4)" office:value-type="string" office:string-value="0000">
            <text:p>0000</text:p>
          </table:table-cell>
          <table:table-cell table:style-name="ce3" table:formula="of:=DEC2HEX([.A10];2)" office:value-type="string" office:string-value="00">
            <text:p>00</text:p>
          </table:table-cell>
          <table:table-cell table:style-name="ce3" table:formula="of:=DEC2HEX([.E10];4)" office:value-type="string" office:string-value="0000">
            <text:p>0000</text:p>
          </table:table-cell>
          <table:table-cell table:style-name="ce3" table:formula="of:=DEC2HEX([.A11];2)" office:value-type="string" office:string-value="00">
            <text:p>00</text:p>
          </table:table-cell>
          <table:table-cell table:style-name="ce3" table:formula="of:=DEC2HEX([.E11];4)" office:value-type="string" office:string-value="0000">
            <text:p>0000</text:p>
          </table:table-cell>
          <table:table-cell table:style-name="ce3" table:formula="of:=DEC2HEX([.A12];2)" office:value-type="string" office:string-value="00">
            <text:p>00</text:p>
          </table:table-cell>
          <table:table-cell table:style-name="ce3" table:formula="of:=DEC2HEX([.E12];4)" office:value-type="string" office:string-value="0000">
            <text:p>0000</text:p>
          </table:table-cell>
          <table:table-cell table:style-name="ce3" table:formula="of:=DEC2HEX([.A13];2)" office:value-type="string" office:string-value="00">
            <text:p>00</text:p>
          </table:table-cell>
          <table:table-cell table:style-name="ce3" table:formula="of:=DEC2HEX([.E13];4)" office:value-type="string" office:string-value="0000">
            <text:p>0000</text:p>
          </table:table-cell>
          <table:table-cell table:style-name="ce3" table:formula="of:=DEC2HEX([.A14];2)" office:value-type="string" office:string-value="00">
            <text:p>00</text:p>
          </table:table-cell>
          <table:table-cell table:style-name="ce3" table:formula="of:=DEC2HEX([.E14];4)" office:value-type="string" office:string-value="0000">
            <text:p>0000</text:p>
          </table:table-cell>
          <table:table-cell table:style-name="ce3" table:formula="of:=DEC2HEX([.A15];2)" office:value-type="string" office:string-value="00">
            <text:p>00</text:p>
          </table:table-cell>
          <table:table-cell table:style-name="ce3" table:formula="of:=DEC2HEX([.E15];4)" office:value-type="string" office:string-value="0000">
            <text:p>0000</text:p>
          </table:table-cell>
          <table:table-cell table:style-name="ce3" table:formula="of:=DEC2HEX([.A16];2)" office:value-type="string" office:string-value="00">
            <text:p>00</text:p>
          </table:table-cell>
          <table:table-cell table:style-name="ce3" table:formula="of:=DEC2HEX([.E16];4)" office:value-type="string" office:string-value="0000">
            <text:p>0000</text:p>
          </table:table-cell>
          <table:table-cell table:style-name="ce3" table:formula="of:=DEC2HEX([.A17];2)" office:value-type="string" office:string-value="00">
            <text:p>00</text:p>
          </table:table-cell>
          <table:table-cell table:style-name="ce3" table:formula="of:=DEC2HEX([.E17];4)" office:value-type="string" office:string-value="0000">
            <text:p>0000</text:p>
          </table:table-cell>
          <table:table-cell table:style-name="ce3" table:formula="of:=DEC2HEX([.A18];2)" office:value-type="string" office:string-value="00">
            <text:p>00</text:p>
          </table:table-cell>
          <table:table-cell table:style-name="ce3" table:formula="of:=DEC2HEX([.E18];4)" office:value-type="string" office:string-value="0000">
            <text:p>0000</text:p>
          </table:table-cell>
          <table:table-cell table:style-name="ce3" table:formula="of:=DEC2HEX([.A19];2)" office:value-type="string" office:string-value="00">
            <text:p>00</text:p>
          </table:table-cell>
          <table:table-cell table:style-name="ce3" table:formula="of:=DEC2HEX([.E19];4)" office:value-type="string" office:string-value="0000">
            <text:p>0000</text:p>
          </table:table-cell>
          <table:table-cell table:style-name="ce3" table:formula="of:=DEC2HEX([.A20];2)" office:value-type="string" office:string-value="00">
            <text:p>00</text:p>
          </table:table-cell>
          <table:table-cell table:style-name="ce3" table:formula="of:=DEC2HEX([.E20];4)" office:value-type="string" office:string-value="0000">
            <text:p>0000</text:p>
          </table:table-cell>
          <table:table-cell table:style-name="ce3" table:formula="of:=DEC2HEX([.A21];2)" office:value-type="string" office:string-value="00">
            <text:p>00</text:p>
          </table:table-cell>
          <table:table-cell table:style-name="ce3" table:formula="of:=DEC2HEX([.E21];4)" office:value-type="string" office:string-value="0000">
            <text:p>0000</text:p>
          </table:table-cell>
          <table:table-cell table:style-name="ce3" table:formula="of:=DEC2HEX([.A22];2)" office:value-type="string" office:string-value="00">
            <text:p>00</text:p>
          </table:table-cell>
          <table:table-cell table:style-name="ce3" table:formula="of:=DEC2HEX([.E22];4)" office:value-type="string" office:string-value="0000">
            <text:p>0000</text:p>
          </table:table-cell>
          <table:table-cell table:style-name="ce3" table:formula="of:=DEC2HEX([.A23];2)" office:value-type="string" office:string-value="00">
            <text:p>00</text:p>
          </table:table-cell>
          <table:table-cell table:style-name="ce3" table:formula="of:=DEC2HEX([.E23];4)" office:value-type="string" office:string-value="0000">
            <text:p>0000</text:p>
          </table:table-cell>
          <table:table-cell table:style-name="ce3" table:formula="of:=DEC2HEX([.A24];2)" office:value-type="string" office:string-value="00">
            <text:p>00</text:p>
          </table:table-cell>
          <table:table-cell table:style-name="ce3" table:formula="of:=DEC2HEX([.E24];4)" office:value-type="string" office:string-value="0000">
            <text:p>0000</text:p>
          </table:table-cell>
          <table:table-cell table:style-name="ce3" table:formula="of:=DEC2HEX([.A25];2)" office:value-type="string" office:string-value="00">
            <text:p>00</text:p>
          </table:table-cell>
          <table:table-cell table:style-name="ce3" table:formula="of:=DEC2HEX([.E25];4)" office:value-type="string" office:string-value="0000">
            <text:p>0000</text:p>
          </table:table-cell>
          <table:table-cell table:style-name="ce3" table:formula="of:=DEC2HEX([.A26];2)" office:value-type="string" office:string-value="00">
            <text:p>00</text:p>
          </table:table-cell>
          <table:table-cell table:style-name="ce3" table:formula="of:=DEC2HEX([.E26];4)" office:value-type="string" office:string-value="0000">
            <text:p>0000</text:p>
          </table:table-cell>
          <table:table-cell table:style-name="ce3" table:formula="of:=DEC2HEX([.A27];2)" office:value-type="string" office:string-value="00">
            <text:p>00</text:p>
          </table:table-cell>
          <table:table-cell table:style-name="ce3" table:formula="of:=DEC2HEX([.E27];4)" office:value-type="string" office:string-value="0000">
            <text:p>0000</text:p>
          </table:table-cell>
          <table:table-cell table:style-name="ce3" table:formula="of:=DEC2HEX([.A28];2)" office:value-type="string" office:string-value="00">
            <text:p>00</text:p>
          </table:table-cell>
          <table:table-cell table:style-name="ce3" table:formula="of:=DEC2HEX([.E28];4)" office:value-type="string" office:string-value="0000">
            <text:p>0000</text:p>
          </table:table-cell>
          <table:table-cell table:style-name="ce3" table:formula="of:=DEC2HEX([.A29];2)" office:value-type="string" office:string-value="00">
            <text:p>00</text:p>
          </table:table-cell>
          <table:table-cell table:style-name="ce3" table:formula="of:=DEC2HEX([.E29];4)" office:value-type="string" office:string-value="0000">
            <text:p>0000</text:p>
          </table:table-cell>
          <table:table-cell table:style-name="ce3" table:formula="of:=DEC2HEX([.A30];2)" office:value-type="string" office:string-value="00">
            <text:p>00</text:p>
          </table:table-cell>
          <table:table-cell table:style-name="ce3" table:formula="of:=DEC2HEX([.E30];4)" office:value-type="string" office:string-value="0000">
            <text:p>0000</text:p>
          </table:table-cell>
          <table:table-cell table:style-name="ce3" table:formula="of:=DEC2HEX([.A31];2)" office:value-type="string" office:string-value="00">
            <text:p>00</text:p>
          </table:table-cell>
          <table:table-cell table:style-name="ce3" table:formula="of:=DEC2HEX([.E31];4)" office:value-type="string" office:string-value="0000">
            <text:p>0000</text:p>
          </table:table-cell>
          <table:table-cell table:style-name="ce3" table:formula="of:=DEC2HEX([.A32];2)" office:value-type="string" office:string-value="00">
            <text:p>00</text:p>
          </table:table-cell>
          <table:table-cell table:style-name="ce3" table:formula="of:=DEC2HEX([.E32];4)" office:value-type="string" office:string-value="0000">
            <text:p>0000</text:p>
          </table:table-cell>
          <table:table-cell table:style-name="ce3" table:formula="of:=DEC2HEX([.A33];2)" office:value-type="string" office:string-value="00">
            <text:p>00</text:p>
          </table:table-cell>
          <table:table-cell table:style-name="ce3" table:formula="of:=DEC2HEX([.E33];4)" office:value-type="string" office:string-value="0000">
            <text:p>0000</text:p>
          </table:table-cell>
          <table:table-cell table:style-name="ce7" table:formula="of:=DEC2HEX(IF([.A33]&gt;0;[.A33];IF([.A32]&gt;0;[.A32];IF([.A31]&gt;0;[.A31];IF([.A30]&gt;0;[.A30];IF([.A29]&gt;0;[.A29];IF([.A28]&gt;0;[.A28];IF([.A27]&gt;0;[.A27];IF([.A26]&gt;0;[.A26];IF([.A25]&gt;0;[.A25];IF([.A24]&gt;0;[.A24];IF([.A23]&gt;0;[.A23];IF([.A22]&gt;0;[.A22];IF([.A21]&gt;0;[.A21];IF([.A20]&gt;0;[.A20];IF([.A19]&gt;0;[.A19];IF([.A18]&gt;0;[.A18];IF([.A17]&gt;0;[.A17];IF([.A16]&gt;0;[.A16];IF([.A15]&gt;0;[.A15];IF([.A14]&gt;0;[.A14];IF([.A13]&gt;0;[.A13];IF([.A12]&gt;0;[.A12];IF([.A11]&gt;0;[.A11];IF([.A10]&gt;0;[.A10];IF([.A9]&gt;0;[.A9];IF([.A8]&gt;0;[.A8];IF([.A7]&gt;0;[.A7];IF([.A6]&gt;0;[.A6];IF([.A5]&gt;0;[.A5];IF([.A4]&gt;0;[.A4];IF([.A3]&gt;0;[.A3];IF([.A2]&gt;0;[.A2]))))))))))))))))))))))))))))))));2)" office:value-type="string" office:string-value="01">
            <text:p>01</text:p>
          </table:table-cell>
          <table:table-cell table:formula="of:=DEC2HEX(HEX2DEC([.H3])+HEX2DEC([.J3])+HEX2DEC([.L3])+HEX2DEC([.N3])+HEX2DEC([.P3])+HEX2DEC([.R3])+HEX2DEC([.T3])+HEX2DEC([.V3])+HEX2DEC([.X3])+HEX2DEC([.Z3])+HEX2DEC([.AB3])+HEX2DEC([.AD3])+HEX2DEC([.AF3])+HEX2DEC([.AH3])+HEX2DEC([.AJ3])+HEX2DEC([.AL3])+HEX2DEC([.AN3])+HEX2DEC([.AP3])+HEX2DEC([.AR3])+HEX2DEC([.AT3])+HEX2DEC([.AV3])+HEX2DEC([.AX3])+HEX2DEC([.AZ3])+HEX2DEC([.BB3])+HEX2DEC([.BD3])+HEX2DEC([.BF3])+HEX2DEC([.BH3])+HEX2DEC([.BJ3])+HEX2DEC([.BL3])+HEX2DEC([.BN3])+HEX2DEC([.BP3])+HEX2DEC([.BR3]);8)" office:value-type="string" office:string-value="00000002">
            <office:annotation draw:style-name="gr1" draw:text-style-name="P1" svg:width="2.899cm" svg:height="1.781cm" svg:x="63.068cm" svg:y="0cm" draw:caption-point-x="-0.61cm" draw:caption-point-y="0.913cm">
              <dc:date>2014-04-09T00:00:00</dc:date>
              <text:p text:style-name="P1"><text:span text:style-name="T1">Checksum</text:span></text:p>
              <text:p text:style-name="P1"><text:span text:style-name="T1">Somme de tous</text:span></text:p>
              <text:p text:style-name="P1"><text:span text:style-name="T1"><text:s/></text:span><text:span text:style-name="T1">les intervalles de temps</text:span></text:p>
            </office:annotation>
            <text:p>00000002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4]*60*20+[.C4]*20+[.D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5]*60*20+[.C5]*20+[.D5]" office:value-type="float" office:value="0">
            <text:p>0</text:p>
          </table:table-cell>
          <table:table-cell/>
          <table:table-cell office:value-type="string">
            <text:p>Docklight</text:p>
          </table:table-cell>
          <table:table-cell table:number-columns-repeated="65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6]*60*20+[.C6]*20+[.D6]" office:value-type="float" office:value="0">
            <text:p>0</text:p>
          </table:table-cell>
          <table:table-cell/>
          <table:table-cell table:formula="of:=CONCATENATE([.G3];[.H3];[.I3];[.J3];[.K3];[.L3];[.M3];[.N3];[.O3];[.P3];[.Q3];[.R3];[.S3];[.T3];[.U3];[.V3];[.W3];[.X3];[.Y3];[.Z3];[.AA3];[.AB3];[.AC3];[.AD3];[.AE3];[.AF3];[.AG3];[.AH3];[.AI3];[.AJ3];[.AK3];[.AL3];[.AM3];[.AN3];[.AO3];[.AP3];[.AQ3];[.AR3];[.AS3];[.AT3];[.AU3];[.AV3];[.AW3];[.AX3];[.AY3];[.AZ3];[.BA3];[.BB3];[.BC3];[.BD3];[.BE3];[.BF3];[.BG3];[.BH3];[.BI3];[.BJ3];[.BK3];[.BL3];[.BM3];[.BN3];[.BO3];[.BP3];[.BQ3];[.BR3];[.BS3];[.BT3])" office:value-type="string" office:string-value="0100020000000000000000000000000000000000000000000000000000000000000000000000000000000000000000000000000000000000000000000000000000000000000000000000000000000000000000000000000000000000000000000100000002" table:number-columns-spanned="66" table:number-rows-spanned="1">
            <text:p>0100020000000000000000000000000000000000000000000000000000000000000000000000000000000000000000000000000000000000000000000000000000000000000000000000000000000000000000000000000000000000000000000100000002</text:p>
          </table:table-cell>
          <table:covered-table-cell table:number-columns-repeated="65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7]*60*20+[.C7]*20+[.D7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8]*60*20+[.C8]*20+[.D8]" office:value-type="float" office:value="0">
            <text:p>0</text:p>
          </table:table-cell>
          <table:table-cell table:number-columns-repeated="4"/>
          <table:table-cell table:style-name="ce4" office:value-type="string" table:number-columns-spanned="7" table:number-rows-spanned="2">
            <text:p>CODE PROGRAM</text:p>
          </table:table-cell>
          <table:covered-table-cell table:number-columns-repeated="6" table:style-name="ce5"/>
          <table:table-cell table:style-name="ce4" table:formula="of:=[.BT3]" office:value-type="string" office:string-value="00000002" table:number-columns-spanned="4" table:number-rows-spanned="2">
            <text:p>00000002</text:p>
          </table:table-cell>
          <table:covered-table-cell table:number-columns-repeated="3" table:style-name="ce5"/>
          <table:table-cell table:number-columns-repeated="52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9]*60*20+[.C9]*20+[.D9]" office:value-type="float" office:value="0">
            <text:p>0</text:p>
          </table:table-cell>
          <table:table-cell table:number-columns-repeated="4"/>
          <table:covered-table-cell table:number-columns-repeated="11" table:style-name="ce5"/>
          <table:table-cell table:number-columns-repeated="52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0]*60*20+[.C10]*20+[.D10]" office:value-type="float" office:value="0">
            <text:p>0</text:p>
          </table:table-cell>
          <table:table-cell table:number-columns-repeated="4"/>
          <table:table-cell table:style-name="ce4" office:value-type="string" table:number-columns-spanned="7" table:number-rows-spanned="2">
            <text:p>DERNIER TIR</text:p>
          </table:table-cell>
          <table:covered-table-cell/>
          <table:covered-table-cell table:style-name="ce6"/>
          <table:covered-table-cell table:number-columns-repeated="4"/>
          <table:table-cell table:style-name="ce4" table:formula="of:=HEX2DEC([.BS3])" office:value-type="float" office:value="1" table:number-columns-spanned="4" table:number-rows-spanned="2">
            <text:p>1</text:p>
          </table:table-cell>
          <table:covered-table-cell table:number-columns-repeated="3"/>
          <table:table-cell table:number-columns-repeated="52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1]*60*20+[.C11]*20+[.D11]" office:value-type="float" office:value="0">
            <text:p>0</text:p>
          </table:table-cell>
          <table:table-cell table:number-columns-repeated="4"/>
          <table:covered-table-cell table:number-columns-repeated="11"/>
          <table:table-cell table:number-columns-repeated="52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2]*60*20+[.C12]*20+[.D1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3]*60*20+[.C13]*20+[.D1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4]*60*20+[.C14]*20+[.D1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5]*60*20+[.C15]*20+[.D15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6]*60*20+[.C16]*20+[.D16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7]*60*20+[.C17]*20+[.D17]" office:value-type="float" office:value="0">
            <text:p>0</text:p>
          </table:table-cell>
          <table:table-cell table:number-columns-repeated="4"/>
          <table:table-cell office:value-type="string">
            <text:p>baud rate</text:p>
          </table:table-cell>
          <table:table-cell/>
          <table:table-cell table:style-name="ce6" office:value-type="float" office:value="1200">
            <text:p>1200</text:p>
          </table:table-cell>
          <table:table-cell office:value-type="string">
            <text:p>bauds</text:p>
          </table:table-cell>
          <table:table-cell table:number-columns-repeated="59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8]*60*20+[.C18]*20+[.D18]" office:value-type="float" office:value="0">
            <text:p>0</text:p>
          </table:table-cell>
          <table:table-cell table:number-columns-repeated="4"/>
          <table:table-cell office:value-type="string">
            <text:p>data bits</text:p>
          </table:table-cell>
          <table:table-cell/>
          <table:table-cell table:style-name="ce6" office:value-type="float" office:value="8">
            <text:p>8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9]*60*20+[.C19]*20+[.D19]" office:value-type="float" office:value="0">
            <text:p>0</text:p>
          </table:table-cell>
          <table:table-cell table:number-columns-repeated="4"/>
          <table:table-cell office:value-type="string">
            <text:p>parity</text:p>
          </table:table-cell>
          <table:table-cell/>
          <table:table-cell table:style-name="ce6" office:value-type="string">
            <text:p>none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0]*60*20+[.C20]*20+[.D20]" office:value-type="float" office:value="0">
            <text:p>0</text:p>
          </table:table-cell>
          <table:table-cell table:number-columns-repeated="4"/>
          <table:table-cell office:value-type="string">
            <text:p>stop bits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1]*60*20+[.C21]*20+[.D21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2]*60*20+[.C22]*20+[.D2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3]*60*20+[.C23]*20+[.D2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4]*60*20+[.C24]*20+[.D2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5]*60*20+[.C25]*20+[.D25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6]*60*20+[.C26]*20+[.D26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7]*60*20+[.C27]*20+[.D27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8]*60*20+[.C28]*20+[.D28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9]*60*20+[.C29]*20+[.D29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0]*60*20+[.C30]*20+[.D30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1]*60*20+[.C31]*20+[.D31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2]*60*20+[.C32]*20+[.D3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3]*60*20+[.C33]*20+[.D3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/>
          <table:table-cell table:formula="of:=IF([.E2]=0;[.E2];IF([.E3]=0;[.E2];IF([.E4]=0;[.E3];IF([.E5]=0;[.E4];IF([.E6]=0;[.E5];IF([.E7]=0;[.E6];IF([.E8]=0;[.E7];IF([.E9]=0;[.E8];IF([.E10]=0;[.E9];IF([.E11]=0;[.E10];IF([.E12]=0;[.E11];IF([.E13]=0;[.E12];IF([.E14]=0;[.E13];IF([.E15]=0;[.E14];IF([.E16]=0;[.E15];IF([.E17]=0;[.E16];IF([.E18]=0;[.E17];IF([.E19]=0;[.E18];IF([.E20]=0;[.E19];IF([.E21]=0;[.E20];IF([.E22]=0;[.E21];IF([.E23]=0;[.E22];IF([.E24]=0;[.E23];IF([.E25]=0;[.E24];IF([.E26]=0;[.E25];IF([.E27]=0;[.E26];IF([.E28]=0;[.E27];IF([.E29]=0;[.E28];IF([.E30]=0;[.E29];IF([.E31]=0;[.E30];IF([.E32]=0;[.E31];IF([.E33]=0;[.E32];IF([.E33]=0;[.E32];[.E33])))))))))))))))))))))))))))))))))" office:value-type="float" office:value="2">
            <text:p>2</text:p>
          </table:table-cell>
          <table:table-cell table:number-columns-repeated="67"/>
        </table:table-row>
        <table:table-row table:style-name="ro1" table:number-rows-repeated="1048541">
          <table:table-cell table:number-columns-repeated="72"/>
        </table:table-row>
        <table:table-row table:style-name="ro1">
          <table:table-cell table:number-columns-repeated="7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0" number:min-integer-digits="0"/>
    </number:number-style>
    <number:number-style style:name="N112">
      <number:number number:decimal-places="0" number:min-integer-digits="2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">
      <number:number number:decimal-places="0" number:min-integer-digits="3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14">14/02/2026</text:date>, <text:time>09:4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5H13M22S</meta:editing-duration>
    <meta:editing-cycles>14</meta:editing-cycles>
    <meta:generator>OpenOffice/4.1.9$Win32 OpenOffice.org_project/419m1$Build-9805</meta:generator>
    <dc:date>2026-02-14T09:44:26.95</dc:date>
    <dc:creator>d d</dc:creator>
    <meta:document-statistic meta:table-count="4" meta:cell-count="1028" meta:object-count="0"/>
    <meta:user-defined meta:name="Info 1"/>
    <meta:user-defined meta:name="Info 2"/>
    <meta:user-defined meta:name="Info 3"/>
    <meta:user-defined meta:name="Info 4"/>
  </office:meta>
</office:document-meta>
</file>